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바탕" svg:font-family="바탕" style:font-family-generic="system" style:font-pitch="variable"/>
    <style:font-face style:name="한양견고딕" svg:font-family="한양견고딕" style:font-family-generic="system" style:font-pitch="variable"/>
    <style:font-face style:name="한양신명조" svg:font-family="한양신명조" style:font-family-generic="system" style:font-pitch="variable"/>
  </office:font-face-decls>
  <office:automatic-styles>
    <style:style style:name="T1" style:family="table">
      <style:table-properties style:width="6.1819in" fo:break-before="page" table:align="margins" table:border-model="collapsing"/>
    </style:style>
    <style:style style:name="T1.A" style:family="table-column">
      <style:table-column-properties style:column-width="1.1063in" style:rel-column-width="11727*"/>
    </style:style>
    <style:style style:name="T1.B" style:family="table-column">
      <style:table-column-properties style:column-width="5.0757in" style:rel-column-width="53808*"/>
    </style:style>
    <style:style style:name="T1.1" style:family="table-row">
      <style:table-row-properties style:min-row-height="0.4396in"/>
    </style:style>
    <style:style style:name="T1.A1" style:family="table-cell">
      <style:table-cell-properties style:vertical-align="middle" fo:padding="0.0382in" fo:border-left="1pt solid #000000" fo:border-right="none" fo:border-top="1pt solid #000000" fo:border-bottom="1pt solid #000000"/>
    </style:style>
    <style:style style:name="T1.B1" style:family="table-cell">
      <style:table-cell-properties style:vertical-align="middle" fo:padding="0.0382in" fo:border="1pt solid #000000"/>
    </style:style>
    <style:style style:name="T1.2" style:family="table-row">
      <style:table-row-properties style:min-row-height="0.5132in"/>
    </style:style>
    <style:style style:name="T1.A2" style:family="table-cell">
      <style:table-cell-properties style:vertical-align="middle" fo:padding="0.0382in" fo:border-left="1pt solid #000000" fo:border-right="none" fo:border-top="none" fo:border-bottom="1pt solid #000000"/>
    </style:style>
    <style:style style:name="T1.B2" style:family="table-cell">
      <style:table-cell-properties style:vertical-align="middle" fo:padding="0.0382in" fo:border-left="1pt solid #000000" fo:border-right="1pt solid #000000" fo:border-top="none" fo:border-bottom="1pt solid #000000"/>
    </style:style>
    <style:style style:name="T1.3" style:family="table-row">
      <style:table-row-properties style:min-row-height="0.2174in"/>
    </style:style>
    <style:style style:name="T2" style:family="table">
      <style:table-properties style:width="6.1819in" table:align="margins" table:border-model="collapsing"/>
    </style:style>
    <style:style style:name="T2.A" style:family="table-column">
      <style:table-column-properties style:column-width="1.1063in" style:rel-column-width="11727*"/>
    </style:style>
    <style:style style:name="T2.B" style:family="table-column">
      <style:table-column-properties style:column-width="5.0757in" style:rel-column-width="53808*"/>
    </style:style>
    <style:style style:name="T2.1" style:family="table-row">
      <style:table-row-properties style:min-row-height="0.4396in"/>
    </style:style>
    <style:style style:name="T2.A1" style:family="table-cell">
      <style:table-cell-properties style:vertical-align="middle" fo:padding="0.0382in" fo:border-left="1pt solid #000000" fo:border-right="none" fo:border-top="1pt solid #000000" fo:border-bottom="1pt solid #000000"/>
    </style:style>
    <style:style style:name="T2.B1" style:family="table-cell">
      <style:table-cell-properties style:vertical-align="middle" fo:padding="0.0382in" fo:border="1pt solid #000000"/>
    </style:style>
    <style:style style:name="T2.2" style:family="table-row">
      <style:table-row-properties style:min-row-height="0.5132in"/>
    </style:style>
    <style:style style:name="T2.A2" style:family="table-cell">
      <style:table-cell-properties style:vertical-align="middle" fo:padding="0.0382in" fo:border-left="1pt solid #000000" fo:border-right="none" fo:border-top="none" fo:border-bottom="1pt solid #000000"/>
    </style:style>
    <style:style style:name="T2.B2" style:family="table-cell">
      <style:table-cell-properties style:vertical-align="middle" fo:padding="0.0382in" fo:border-left="1pt solid #000000" fo:border-right="1pt solid #000000" fo:border-top="none" fo:border-bottom="1pt solid #000000"/>
    </style:style>
    <style:style style:name="T2.3" style:family="table-row">
      <style:table-row-properties style:min-row-height="0.2174in"/>
    </style:style>
    <style:style style:name="T3" style:family="table">
      <style:table-properties style:width="6.2917in" table:align="margins" table:border-model="collapsing"/>
    </style:style>
    <style:style style:name="T3.A" style:family="table-column">
      <style:table-column-properties style:column-width="2.3542in" style:rel-column-width="24521*"/>
    </style:style>
    <style:style style:name="T3.B" style:family="table-column">
      <style:table-column-properties style:column-width="1.9688in" style:rel-column-width="20506*"/>
    </style:style>
    <style:style style:name="T3.C" style:family="table-column">
      <style:table-column-properties style:column-width="1.9688in" style:rel-column-width="20508*"/>
    </style:style>
    <style:style style:name="T3.1" style:family="table-row">
      <style:table-row-properties style:min-row-height="0.2563in"/>
    </style:style>
    <style:style style:name="T3.A1" style:family="table-cell">
      <style:table-cell-properties style:vertical-align="middle" fo:background-color="#e5e5ff" fo:padding="0.0382in" fo:border-left="1pt solid #000000" fo:border-right="none" fo:border-top="1pt solid #000000" fo:border-bottom="1pt solid #000000">
        <style:background-image/>
      </style:table-cell-properties>
    </style:style>
    <style:style style:name="T3.C1" style:family="table-cell">
      <style:table-cell-properties style:vertical-align="middle" fo:background-color="#e5e5ff" fo:padding="0.0382in" fo:border="1pt solid #000000">
        <style:background-image/>
      </style:table-cell-properties>
    </style:style>
    <style:style style:name="T3.A2" style:family="table-cell">
      <style:table-cell-properties style:vertical-align="middle" fo:padding="0.0382in" fo:border-left="1pt solid #000000" fo:border-right="none" fo:border-top="none" fo:border-bottom="1pt solid #000000"/>
    </style:style>
    <style:style style:name="T3.B2" style:family="table-cell">
      <style:table-cell-properties style:vertical-align="middle" fo:padding="0.0382in" fo:border-left="1pt solid #000000" fo:border-right="none" fo:border-top="none" fo:border-bottom="1pt solid #000000"/>
    </style:style>
    <style:style style:name="T3.C2" style:family="table-cell">
      <style:table-cell-properties style:vertical-align="middle" fo:padding="0.0382in" fo:border-left="1pt solid #000000" fo:border-right="1pt solid #000000" fo:border-top="none" fo:border-bottom="1pt solid #000000"/>
    </style:style>
    <style:style style:name="T3.A3" style:family="table-cell">
      <style:table-cell-properties style:vertical-align="middle" fo:padding="0.0382in" fo:border-left="1pt solid #000000" fo:border-right="none" fo:border-top="none" fo:border-bottom="1pt solid #000000"/>
    </style:style>
    <style:style style:name="T3.B3" style:family="table-cell">
      <style:table-cell-properties style:vertical-align="middle" fo:padding="0.0382in" fo:border-left="1pt solid #000000" fo:border-right="none" fo:border-top="none" fo:border-bottom="1pt solid #000000"/>
    </style:style>
    <style:style style:name="T3.C3" style:family="table-cell">
      <style:table-cell-properties style:vertical-align="middle" fo:padding="0.0382in" fo:border-left="1pt solid #000000" fo:border-right="1pt solid #000000" fo:border-top="none" fo:border-bottom="1pt solid #000000"/>
    </style:style>
    <style:style style:name="T3.A4" style:family="table-cell">
      <style:table-cell-properties style:vertical-align="middle" fo:padding="0.0382in" fo:border-left="1pt solid #000000" fo:border-right="none" fo:border-top="none" fo:border-bottom="1pt solid #000000"/>
    </style:style>
    <style:style style:name="T3.B4" style:family="table-cell">
      <style:table-cell-properties style:vertical-align="middle" fo:padding="0.0382in" fo:border-left="1pt solid #000000" fo:border-right="none" fo:border-top="none" fo:border-bottom="1pt solid #000000"/>
    </style:style>
    <style:style style:name="T3.C4" style:family="table-cell">
      <style:table-cell-properties style:vertical-align="middle" fo:padding="0.0382in" fo:border-left="1pt solid #000000" fo:border-right="1pt solid #000000" fo:border-top="none" fo:border-bottom="1pt solid #000000"/>
    </style:style>
    <style:style style:name="T3.A5" style:family="table-cell">
      <style:table-cell-properties style:vertical-align="middle" fo:padding="0.0382in" fo:border-left="1pt solid #000000" fo:border-right="none" fo:border-top="none" fo:border-bottom="1pt solid #000000"/>
    </style:style>
    <style:style style:name="T3.B5" style:family="table-cell">
      <style:table-cell-properties style:vertical-align="middle" fo:padding="0.0382in" fo:border-left="1pt solid #000000" fo:border-right="none" fo:border-top="none" fo:border-bottom="1pt solid #000000"/>
    </style:style>
    <style:style style:name="T3.C5" style:family="table-cell">
      <style:table-cell-properties style:vertical-align="middle" fo:padding="0.0382in" fo:border-left="1pt solid #000000" fo:border-right="1pt solid #000000" fo:border-top="none" fo:border-bottom="1pt solid #000000"/>
    </style:style>
    <style:style style:name="T3.A6" style:family="table-cell">
      <style:table-cell-properties style:vertical-align="middle" fo:padding="0.0382in" fo:border-left="1pt solid #000000" fo:border-right="none" fo:border-top="none" fo:border-bottom="1pt solid #000000"/>
    </style:style>
    <style:style style:name="T3.B6" style:family="table-cell">
      <style:table-cell-properties style:vertical-align="middle" fo:padding="0.0382in" fo:border-left="1pt solid #000000" fo:border-right="none" fo:border-top="none" fo:border-bottom="1pt solid #000000"/>
    </style:style>
    <style:style style:name="T3.C6" style:family="table-cell">
      <style:table-cell-properties style:vertical-align="middle" fo:padding="0.0382in" fo:border-left="1pt solid #000000" fo:border-right="1pt solid #000000" fo:border-top="none" fo:border-bottom="1pt solid #000000"/>
    </style:style>
    <style:style style:name="T3.A7" style:family="table-cell">
      <style:table-cell-properties style:vertical-align="middle" fo:padding="0.0382in" fo:border-left="1pt solid #000000" fo:border-right="none" fo:border-top="none" fo:border-bottom="1pt solid #000000"/>
    </style:style>
    <style:style style:name="T3.B7" style:family="table-cell">
      <style:table-cell-properties style:vertical-align="middle" fo:padding="0.0382in" fo:border-left="1pt solid #000000" fo:border-right="none" fo:border-top="none" fo:border-bottom="1pt solid #000000"/>
    </style:style>
    <style:style style:name="T3.C7" style:family="table-cell">
      <style:table-cell-properties style:vertical-align="middle" fo:padding="0.0382in" fo:border-left="1pt solid #000000" fo:border-right="1pt solid #000000" fo:border-top="none" fo:border-bottom="1pt solid #000000"/>
    </style:style>
    <style:style style:name="T3.A8" style:family="table-cell">
      <style:table-cell-properties style:vertical-align="middle" fo:padding="0.0382in" fo:border-left="1pt solid #000000" fo:border-right="none" fo:border-top="none" fo:border-bottom="1pt solid #000000"/>
    </style:style>
    <style:style style:name="T3.B8" style:family="table-cell">
      <style:table-cell-properties style:vertical-align="middle" fo:padding="0.0382in" fo:border-left="1pt solid #000000" fo:border-right="none" fo:border-top="none" fo:border-bottom="1pt solid #000000"/>
    </style:style>
    <style:style style:name="T3.C8" style:family="table-cell">
      <style:table-cell-properties style:vertical-align="middle" fo:padding="0.0382in" fo:border-left="1pt solid #000000" fo:border-right="1pt solid #000000" fo:border-top="none" fo:border-bottom="1pt solid #000000"/>
    </style:style>
    <style:style style:name="T3.A9" style:family="table-cell">
      <style:table-cell-properties style:vertical-align="middle" fo:padding="0.0382in" fo:border-left="1pt solid #000000" fo:border-right="none" fo:border-top="none" fo:border-bottom="1pt solid #000000"/>
    </style:style>
    <style:style style:name="T3.B9" style:family="table-cell">
      <style:table-cell-properties style:vertical-align="middle" fo:padding="0.0382in" fo:border-left="1pt solid #000000" fo:border-right="none" fo:border-top="none" fo:border-bottom="1pt solid #000000"/>
    </style:style>
    <style:style style:name="T3.C9" style:family="table-cell">
      <style:table-cell-properties style:vertical-align="middle" fo:padding="0.0382in" fo:border-left="1pt solid #000000" fo:border-right="1pt solid #000000" fo:border-top="none" fo:border-bottom="1pt solid #000000"/>
    </style:style>
    <style:style style:name="표2" style:family="table">
      <style:table-properties style:width="6.6931in" table:align="margins"/>
    </style:style>
    <style:style style:name="표2.A" style:family="table-column">
      <style:table-column-properties style:column-width="0.7875in" style:rel-column-width="7710*"/>
    </style:style>
    <style:style style:name="표2.C" style:family="table-column">
      <style:table-column-properties style:column-width="1.575in" style:rel-column-width="15421*"/>
    </style:style>
    <style:style style:name="표2.D" style:family="table-column">
      <style:table-column-properties style:column-width="3.5431in" style:rel-column-width="34694*"/>
    </style:style>
    <style:style style:name="표2.A1" style:family="table-cell">
      <style:table-cell-properties fo:padding="0.0382in" fo:border-left="0.05pt solid #000000" fo:border-right="none" fo:border-top="0.05pt solid #000000" fo:border-bottom="0.05pt solid #000000"/>
    </style:style>
    <style:style style:name="표2.C1" style:family="table-cell">
      <style:table-cell-properties fo:padding="0.0382in" fo:border="0.05pt solid #000000"/>
    </style:style>
    <style:style style:name="표2.A2" style:family="table-cell">
      <style:table-cell-properties fo:padding="0.0382in" fo:border-left="0.05pt solid #000000" fo:border-right="none" fo:border-top="none" fo:border-bottom="0.05pt solid #000000"/>
    </style:style>
    <style:style style:name="표2.C2" style:family="table-cell">
      <style:table-cell-properties fo:padding="0.0382in" fo:border-left="0.05pt solid #000000" fo:border-right="0.05pt solid #000000" fo:border-top="none" fo:border-bottom="0.05pt solid #000000"/>
    </style:style>
    <style:style style:name="T4" style:family="table">
      <style:table-properties style:width="6.6521in" table:align="margins" table:border-model="collapsing"/>
    </style:style>
    <style:style style:name="T4.A" style:family="table-column">
      <style:table-column-properties style:column-width="1.3132in" style:rel-column-width="12937*"/>
    </style:style>
    <style:style style:name="T4.B" style:family="table-column">
      <style:table-column-properties style:column-width="0.4438in" style:rel-column-width="4371*"/>
    </style:style>
    <style:style style:name="T4.C" style:family="table-column">
      <style:table-column-properties style:column-width="0.9319in" style:rel-column-width="9181*"/>
    </style:style>
    <style:style style:name="T4.D" style:family="table-column">
      <style:table-column-properties style:column-width="0.5257in" style:rel-column-width="5179*"/>
    </style:style>
    <style:style style:name="T4.E" style:family="table-column">
      <style:table-column-properties style:column-width="3.4375in" style:rel-column-width="33867*"/>
    </style:style>
    <style:style style:name="T4.1" style:family="table-row">
      <style:table-row-properties style:min-row-height="0.241in"/>
    </style:style>
    <style:style style:name="T4.A1" style:family="table-cell">
      <style:table-cell-properties style:vertical-align="middle" fo:padding="0.0194in" fo:border="1pt solid #000000"/>
    </style:style>
    <style:style style:name="T4.B2" style:family="table-cell">
      <style:table-cell-properties style:vertical-align="middle" fo:padding-left="0.1181in" fo:padding-right="0.1181in" fo:padding-top="0.0396in" fo:padding-bottom="0.0396in" fo:border="1pt solid #000000"/>
    </style:style>
    <style:style style:name="T4.3" style:family="table-row">
      <style:table-row-properties style:min-row-height="0.2188in"/>
    </style:style>
    <style:style style:name="표1" style:family="table">
      <style:table-properties style:width="6.2917in" table:align="margins" table:border-model="collapsing"/>
    </style:style>
    <style:style style:name="표1.A" style:family="table-column">
      <style:table-column-properties style:column-width="1.7931in" style:rel-column-width="18676*"/>
    </style:style>
    <style:style style:name="표1.B" style:family="table-column">
      <style:table-column-properties style:column-width="2.2486in" style:rel-column-width="23421*"/>
    </style:style>
    <style:style style:name="표1.C" style:family="table-column">
      <style:table-column-properties style:column-width="2.25in" style:rel-column-width="23438*"/>
    </style:style>
    <style:style style:name="표1.1" style:family="table-row">
      <style:table-row-properties style:min-row-height="0.2563in"/>
    </style:style>
    <style:style style:name="표1.A1" style:family="table-cell">
      <style:table-cell-properties style:vertical-align="middle" fo:background-color="#e5e5ff" fo:padding="0.0382in" fo:border-left="1pt solid #000000" fo:border-right="none" fo:border-top="1pt solid #000000" fo:border-bottom="1pt solid #000000">
        <style:background-image/>
      </style:table-cell-properties>
    </style:style>
    <style:style style:name="표1.C1" style:family="table-cell">
      <style:table-cell-properties style:vertical-align="middle" fo:background-color="#e5e5ff" fo:padding="0.0382in" fo:border="1pt solid #000000">
        <style:background-image/>
      </style:table-cell-properties>
    </style:style>
    <style:style style:name="표1.A2" style:family="table-cell">
      <style:table-cell-properties style:vertical-align="middle" fo:padding="0.0382in" fo:border-left="1pt solid #000000" fo:border-right="none" fo:border-top="none" fo:border-bottom="1pt solid #000000"/>
    </style:style>
    <style:style style:name="표1.B2" style:family="table-cell">
      <style:table-cell-properties style:vertical-align="middle" fo:padding="0.0382in" fo:border-left="1pt solid #000000" fo:border-right="none" fo:border-top="none" fo:border-bottom="1pt solid #000000"/>
    </style:style>
    <style:style style:name="표1.C2" style:family="table-cell">
      <style:table-cell-properties style:vertical-align="middle" fo:padding="0.0382in" fo:border-left="1pt solid #000000" fo:border-right="1pt solid #000000" fo:border-top="none" fo:border-bottom="1pt solid #000000"/>
    </style:style>
    <style:style style:name="표1.A3" style:family="table-cell">
      <style:table-cell-properties style:vertical-align="middle" fo:padding="0.0382in" fo:border-left="1pt solid #000000" fo:border-right="none" fo:border-top="none" fo:border-bottom="1pt solid #000000"/>
    </style:style>
    <style:style style:name="표1.B3" style:family="table-cell">
      <style:table-cell-properties style:vertical-align="middle" fo:padding="0.0382in" fo:border-left="1pt solid #000000" fo:border-right="none" fo:border-top="none" fo:border-bottom="1pt solid #000000"/>
    </style:style>
    <style:style style:name="표1.C3" style:family="table-cell">
      <style:table-cell-properties style:vertical-align="middle" fo:padding="0.0382in" fo:border-left="1pt solid #000000" fo:border-right="1pt solid #000000" fo:border-top="none" fo:border-bottom="1pt solid #000000"/>
    </style:style>
    <style:style style:name="표1.A4" style:family="table-cell">
      <style:table-cell-properties style:vertical-align="middle" fo:padding="0.0382in" fo:border-left="1pt solid #000000" fo:border-right="none" fo:border-top="none" fo:border-bottom="1pt solid #000000"/>
    </style:style>
    <style:style style:name="표1.B4" style:family="table-cell">
      <style:table-cell-properties style:vertical-align="middle" fo:padding="0.0382in" fo:border-left="1pt solid #000000" fo:border-right="none" fo:border-top="none" fo:border-bottom="1pt solid #000000"/>
    </style:style>
    <style:style style:name="표1.C4" style:family="table-cell">
      <style:table-cell-properties style:vertical-align="middle" fo:padding="0.0382in" fo:border-left="1pt solid #000000" fo:border-right="1pt solid #000000" fo:border-top="none" fo:border-bottom="1pt solid #000000"/>
    </style:style>
    <style:style style:name="표1.A5" style:family="table-cell">
      <style:table-cell-properties style:vertical-align="middle" fo:padding="0.0382in" fo:border-left="1pt solid #000000" fo:border-right="none" fo:border-top="none" fo:border-bottom="1pt solid #000000"/>
    </style:style>
    <style:style style:name="표1.B5" style:family="table-cell">
      <style:table-cell-properties style:vertical-align="middle" fo:padding="0.0382in" fo:border-left="1pt solid #000000" fo:border-right="none" fo:border-top="none" fo:border-bottom="1pt solid #000000"/>
    </style:style>
    <style:style style:name="표1.C5" style:family="table-cell">
      <style:table-cell-properties style:vertical-align="middle" fo:padding="0.0382in" fo:border-left="1pt solid #000000" fo:border-right="1pt solid #000000" fo:border-top="none" fo:border-bottom="1pt solid #000000"/>
    </style:style>
    <style:style style:name="표1.A6" style:family="table-cell">
      <style:table-cell-properties style:vertical-align="middle" fo:padding="0.0382in" fo:border-left="1pt solid #000000" fo:border-right="none" fo:border-top="none" fo:border-bottom="1pt solid #000000"/>
    </style:style>
    <style:style style:name="표1.B6" style:family="table-cell">
      <style:table-cell-properties style:vertical-align="middle" fo:padding="0.0382in" fo:border-left="1pt solid #000000" fo:border-right="none" fo:border-top="none" fo:border-bottom="1pt solid #000000"/>
    </style:style>
    <style:style style:name="표1.C6" style:family="table-cell">
      <style:table-cell-properties style:vertical-align="middle" fo:padding="0.0382in" fo:border-left="1pt solid #000000" fo:border-right="1pt solid #000000" fo:border-top="none" fo:border-bottom="1pt solid #000000"/>
    </style:style>
    <style:style style:name="표1.A7" style:family="table-cell">
      <style:table-cell-properties style:vertical-align="middle" fo:padding="0.0382in" fo:border-left="1pt solid #000000" fo:border-right="none" fo:border-top="none" fo:border-bottom="1pt solid #000000"/>
    </style:style>
    <style:style style:name="표1.B7" style:family="table-cell">
      <style:table-cell-properties style:vertical-align="middle" fo:padding="0.0382in" fo:border-left="1pt solid #000000" fo:border-right="none" fo:border-top="none" fo:border-bottom="1pt solid #000000"/>
    </style:style>
    <style:style style:name="표1.C7" style:family="table-cell">
      <style:table-cell-properties style:vertical-align="middle" fo:padding="0.0382in" fo:border-left="1pt solid #000000" fo:border-right="1pt solid #000000" fo:border-top="none" fo:border-bottom="1pt solid #000000"/>
    </style:style>
    <style:style style:name="표1.A8" style:family="table-cell">
      <style:table-cell-properties style:vertical-align="middle" fo:padding="0.0382in" fo:border-left="1pt solid #000000" fo:border-right="none" fo:border-top="none" fo:border-bottom="1pt solid #000000"/>
    </style:style>
    <style:style style:name="표1.B8" style:family="table-cell">
      <style:table-cell-properties style:vertical-align="middle" fo:padding="0.0382in" fo:border-left="1pt solid #000000" fo:border-right="none" fo:border-top="none" fo:border-bottom="1pt solid #000000"/>
    </style:style>
    <style:style style:name="표1.C8" style:family="table-cell">
      <style:table-cell-properties style:vertical-align="middle" fo:padding="0.0382in" fo:border-left="1pt solid #000000" fo:border-right="1pt solid #000000" fo:border-top="none" fo:border-bottom="1pt solid #000000"/>
    </style:style>
    <style:style style:name="표1.A9" style:family="table-cell">
      <style:table-cell-properties style:vertical-align="middle" fo:padding="0.0382in" fo:border-left="1pt solid #000000" fo:border-right="none" fo:border-top="none" fo:border-bottom="1pt solid #000000"/>
    </style:style>
    <style:style style:name="표1.B9" style:family="table-cell">
      <style:table-cell-properties style:vertical-align="middle" fo:padding="0.0382in" fo:border-left="1pt solid #000000" fo:border-right="none" fo:border-top="none" fo:border-bottom="1pt solid #000000"/>
    </style:style>
    <style:style style:name="표1.C9" style:family="table-cell">
      <style:table-cell-properties style:vertical-align="middle" fo:padding="0.0382in" fo:border-left="1pt solid #000000" fo:border-right="1pt solid #000000" fo:border-top="none" fo:border-bottom="1pt solid #000000"/>
    </style:style>
    <style:style style:name="표1.A10" style:family="table-cell">
      <style:table-cell-properties style:vertical-align="middle" fo:padding="0.0382in" fo:border-left="1pt solid #000000" fo:border-right="none" fo:border-top="none" fo:border-bottom="1pt solid #000000"/>
    </style:style>
    <style:style style:name="표1.B10" style:family="table-cell">
      <style:table-cell-properties style:vertical-align="middle" fo:padding="0.0382in" fo:border-left="1pt solid #000000" fo:border-right="none" fo:border-top="none" fo:border-bottom="1pt solid #000000"/>
    </style:style>
    <style:style style:name="표1.C10" style:family="table-cell">
      <style:table-cell-properties style:vertical-align="middle" fo:padding="0.0382in" fo:border-left="1pt solid #000000" fo:border-right="1pt solid #000000" fo:border-top="none" fo:border-bottom="1pt solid #000000"/>
    </style:style>
    <style:style style:name="표1.A11" style:family="table-cell">
      <style:table-cell-properties style:vertical-align="middle" fo:padding="0.0382in" fo:border-left="1pt solid #000000" fo:border-right="none" fo:border-top="none" fo:border-bottom="1pt solid #000000"/>
    </style:style>
    <style:style style:name="표1.B11" style:family="table-cell">
      <style:table-cell-properties style:vertical-align="middle" fo:padding="0.0382in" fo:border-left="1pt solid #000000" fo:border-right="none" fo:border-top="none" fo:border-bottom="1pt solid #000000"/>
    </style:style>
    <style:style style:name="표1.C11" style:family="table-cell">
      <style:table-cell-properties style:vertical-align="middle" fo:padding="0.0382in" fo:border-left="1pt solid #000000" fo:border-right="1pt solid #000000" fo:border-top="none" fo:border-bottom="1pt solid #000000"/>
    </style:style>
    <style:style style:name="표1.A12" style:family="table-cell">
      <style:table-cell-properties style:vertical-align="middle" fo:padding="0.0382in" fo:border-left="1pt solid #000000" fo:border-right="none" fo:border-top="none" fo:border-bottom="1pt solid #000000"/>
    </style:style>
    <style:style style:name="표1.B12" style:family="table-cell">
      <style:table-cell-properties style:vertical-align="middle" fo:padding="0.0382in" fo:border-left="1pt solid #000000" fo:border-right="none" fo:border-top="none" fo:border-bottom="1pt solid #000000"/>
    </style:style>
    <style:style style:name="표1.C12" style:family="table-cell">
      <style:table-cell-properties style:vertical-align="middle" fo:padding="0.0382in" fo:border-left="1pt solid #000000" fo:border-right="1pt solid #000000" fo:border-top="none" fo:border-bottom="1pt solid #000000"/>
    </style:style>
    <style:style style:name="표1.A13" style:family="table-cell">
      <style:table-cell-properties style:vertical-align="middle" fo:padding="0.0382in" fo:border-left="1pt solid #000000" fo:border-right="none" fo:border-top="none" fo:border-bottom="1pt solid #000000"/>
    </style:style>
    <style:style style:name="표1.B13" style:family="table-cell">
      <style:table-cell-properties style:vertical-align="middle" fo:padding="0.0382in" fo:border-left="1pt solid #000000" fo:border-right="none" fo:border-top="none" fo:border-bottom="1pt solid #000000"/>
    </style:style>
    <style:style style:name="표1.C13" style:family="table-cell">
      <style:table-cell-properties style:vertical-align="middle" fo:padding="0.0382in" fo:border-left="1pt solid #000000" fo:border-right="1pt solid #000000" fo:border-top="none" fo:border-bottom="1pt solid #000000"/>
    </style:style>
    <style:style style:name="표1.A14" style:family="table-cell">
      <style:table-cell-properties style:vertical-align="middle" fo:padding="0.0382in" fo:border-left="1pt solid #000000" fo:border-right="none" fo:border-top="none" fo:border-bottom="1pt solid #000000"/>
    </style:style>
    <style:style style:name="표1.B14" style:family="table-cell">
      <style:table-cell-properties style:vertical-align="middle" fo:padding="0.0382in" fo:border-left="1pt solid #000000" fo:border-right="none" fo:border-top="none" fo:border-bottom="1pt solid #000000"/>
    </style:style>
    <style:style style:name="표1.C14" style:family="table-cell">
      <style:table-cell-properties style:vertical-align="middle" fo:padding="0.0382in" fo:border-left="1pt solid #000000" fo:border-right="1pt solid #000000" fo:border-top="none" fo:border-bottom="1pt solid #000000"/>
    </style:style>
    <style:style style:name="표1.A15" style:family="table-cell">
      <style:table-cell-properties style:vertical-align="middle" fo:padding="0.0382in" fo:border-left="1pt solid #000000" fo:border-right="none" fo:border-top="none" fo:border-bottom="1pt solid #000000"/>
    </style:style>
    <style:style style:name="표1.B15" style:family="table-cell">
      <style:table-cell-properties style:vertical-align="middle" fo:padding="0.0382in" fo:border-left="1pt solid #000000" fo:border-right="none" fo:border-top="none" fo:border-bottom="1pt solid #000000"/>
    </style:style>
    <style:style style:name="표1.C15" style:family="table-cell">
      <style:table-cell-properties style:vertical-align="middle" fo:padding="0.0382in" fo:border-left="1pt solid #000000" fo:border-right="1pt solid #000000" fo:border-top="none" fo:border-bottom="1pt solid #000000"/>
    </style:style>
    <style:style style:name="표1.A16" style:family="table-cell">
      <style:table-cell-properties style:vertical-align="middle" fo:padding="0.0382in" fo:border-left="1pt solid #000000" fo:border-right="none" fo:border-top="none" fo:border-bottom="1pt solid #000000"/>
    </style:style>
    <style:style style:name="표1.B16" style:family="table-cell">
      <style:table-cell-properties style:vertical-align="middle" fo:padding="0.0382in" fo:border-left="1pt solid #000000" fo:border-right="none" fo:border-top="none" fo:border-bottom="1pt solid #000000"/>
    </style:style>
    <style:style style:name="표1.C16" style:family="table-cell">
      <style:table-cell-properties style:vertical-align="middle" fo:padding="0.0382in" fo:border-left="1pt solid #000000" fo:border-right="1pt solid #000000" fo:border-top="none" fo:border-bottom="1pt solid #000000"/>
    </style:style>
    <style:style style:name="표1.A17" style:family="table-cell">
      <style:table-cell-properties style:vertical-align="middle" fo:padding="0.0382in" fo:border-left="1pt solid #000000" fo:border-right="none" fo:border-top="none" fo:border-bottom="1pt solid #000000"/>
    </style:style>
    <style:style style:name="표1.B17" style:family="table-cell">
      <style:table-cell-properties style:vertical-align="middle" fo:padding="0.0382in" fo:border-left="1pt solid #000000" fo:border-right="none" fo:border-top="none" fo:border-bottom="1pt solid #000000"/>
    </style:style>
    <style:style style:name="표1.C17" style:family="table-cell">
      <style:table-cell-properties style:vertical-align="middle" fo:padding="0.0382in" fo:border-left="1pt solid #000000" fo:border-right="1pt solid #000000" fo:border-top="none" fo:border-bottom="1pt solid #000000"/>
    </style:style>
    <style:style style:name="표4" style:family="table">
      <style:table-properties style:width="6.6931in" table:align="margins"/>
    </style:style>
    <style:style style:name="표4.A" style:family="table-column">
      <style:table-column-properties style:column-width="0.7875in" style:rel-column-width="7710*"/>
    </style:style>
    <style:style style:name="표4.C" style:family="table-column">
      <style:table-column-properties style:column-width="1.575in" style:rel-column-width="15421*"/>
    </style:style>
    <style:style style:name="표4.D" style:family="table-column">
      <style:table-column-properties style:column-width="3.5431in" style:rel-column-width="34694*"/>
    </style:style>
    <style:style style:name="표4.A1" style:family="table-cell">
      <style:table-cell-properties fo:padding="0.0382in" fo:border-left="0.05pt solid #000000" fo:border-right="none" fo:border-top="0.05pt solid #000000" fo:border-bottom="0.05pt solid #000000"/>
    </style:style>
    <style:style style:name="표4.C1" style:family="table-cell">
      <style:table-cell-properties fo:padding="0.0382in" fo:border="0.05pt solid #000000"/>
    </style:style>
    <style:style style:name="표4.A2" style:family="table-cell">
      <style:table-cell-properties fo:padding="0.0382in" fo:border-left="0.05pt solid #000000" fo:border-right="none" fo:border-top="none" fo:border-bottom="0.05pt solid #000000"/>
    </style:style>
    <style:style style:name="표4.C2" style:family="table-cell">
      <style:table-cell-properties fo:padding="0.0382in" fo:border-left="0.05pt solid #000000" fo:border-right="0.05pt solid #000000" fo:border-top="none" fo:border-bottom="0.05pt solid #000000"/>
    </style:style>
    <style:style style:name="표6" style:family="table">
      <style:table-properties style:width="6.6521in" table:align="margins" table:border-model="collapsing"/>
    </style:style>
    <style:style style:name="표6.A" style:family="table-column">
      <style:table-column-properties style:column-width="1.3132in" style:rel-column-width="12937*"/>
    </style:style>
    <style:style style:name="표6.B" style:family="table-column">
      <style:table-column-properties style:column-width="0.4438in" style:rel-column-width="4371*"/>
    </style:style>
    <style:style style:name="표6.C" style:family="table-column">
      <style:table-column-properties style:column-width="0.9319in" style:rel-column-width="9181*"/>
    </style:style>
    <style:style style:name="표6.D" style:family="table-column">
      <style:table-column-properties style:column-width="0.5257in" style:rel-column-width="5179*"/>
    </style:style>
    <style:style style:name="표6.E" style:family="table-column">
      <style:table-column-properties style:column-width="3.4375in" style:rel-column-width="33867*"/>
    </style:style>
    <style:style style:name="표6.1" style:family="table-row">
      <style:table-row-properties style:min-row-height="0.241in"/>
    </style:style>
    <style:style style:name="표6.A1" style:family="table-cell">
      <style:table-cell-properties style:vertical-align="middle" fo:padding="0.0194in" fo:border="1pt solid #000000"/>
    </style:style>
    <style:style style:name="표6.B2" style:family="table-cell">
      <style:table-cell-properties style:vertical-align="middle" fo:padding-left="0.1181in" fo:padding-right="0.1181in" fo:padding-top="0.0396in" fo:padding-bottom="0.0396in" fo:border="1pt solid #000000"/>
    </style:style>
    <style:style style:name="표6.3" style:family="table-row">
      <style:table-row-properties style:min-row-height="0.2188in"/>
    </style:style>
    <style:style style:name="P1" style:family="paragraph" style:parent-style-name="Footer">
      <style:paragraph-properties fo:text-align="center" style:justify-single-word="false"/>
    </style:style>
    <style:style style:name="P2" style:family="paragraph" style:parent-style-name="_30_">
      <style:paragraph-properties fo:margin-left="0.3756in" fo:margin-right="0in" fo:text-align="center" style:justify-single-word="false" fo:text-indent="-0.1874in" style:auto-text-indent="false" style:snap-to-layout-grid="false"/>
    </style:style>
    <style:style style:name="P3" style:family="paragraph" style:parent-style-name="_30_">
      <style:paragraph-properties fo:margin-left="0.3756in" fo:margin-right="0in" fo:text-indent="-0.1874in" style:auto-text-indent="false" style:snap-to-layout-grid="false"/>
    </style:style>
    <style:style style:name="P4" style:family="paragraph" style:parent-style-name="_30_">
      <style:paragraph-properties fo:margin-left="0.3756in" fo:margin-right="0in" fo:text-align="center" style:justify-single-word="false" fo:text-indent="-0.1874in" style:auto-text-indent="false" style:snap-to-layout-grid="false"/>
      <style:text-properties fo:font-size="20pt" fo:font-weight="bold" style:font-size-asian="20pt" style:font-weight-asian="bold" style:font-size-complex="20pt" style:font-weight-complex="bold"/>
    </style:style>
    <style:style style:name="P5" style:family="paragraph" style:parent-style-name="_30_">
      <style:paragraph-properties style:snap-to-layout-grid="false"/>
    </style:style>
    <style:style style:name="P6" style:family="paragraph" style:parent-style-name="_30_">
      <style:paragraph-properties fo:line-height="190%" style:snap-to-layout-grid="false"/>
    </style:style>
    <style:style style:name="P7" style:family="paragraph" style:parent-style-name="_30_">
      <style:paragraph-properties style:snap-to-layout-grid="true"/>
      <style:text-properties fo:color="#ff0000" style:font-name="바탕" style:font-name-asian="바탕"/>
    </style:style>
    <style:style style:name="P8" style:family="paragraph" style:parent-style-name="_30_">
      <style:paragraph-properties style:snap-to-layout-grid="false"/>
      <style:text-properties fo:color="#ff0000" style:font-name="바탕" style:font-name-asian="한양신명조"/>
    </style:style>
    <style:style style:name="P9" style:family="paragraph" style:parent-style-name="_30_">
      <style:paragraph-properties style:snap-to-layout-grid="true"/>
      <style:text-properties style:font-name="바탕" style:font-name-asian="바탕"/>
    </style:style>
    <style:style style:name="P10" style:family="paragraph" style:parent-style-name="_30_">
      <style:paragraph-properties fo:margin-left="0in" fo:margin-right="0in" fo:text-align="end" style:justify-single-word="false" fo:text-indent="0.4661in" style:auto-text-indent="false" style:snap-to-layout-grid="false"/>
    </style:style>
    <style:style style:name="P11" style:family="paragraph" style:parent-style-name="_30_">
      <style:paragraph-properties fo:margin-left="0in" fo:margin-right="0in" fo:text-align="center" style:justify-single-word="false" fo:text-indent="0.4661in" style:auto-text-indent="false" style:snap-to-layout-grid="false"/>
      <style:text-properties style:font-name="바탕" fo:font-size="12pt" style:font-name-asian="한양신명조" style:font-size-asian="12pt"/>
    </style:style>
    <style:style style:name="P12" style:family="paragraph" style:parent-style-name="_30_">
      <style:paragraph-properties fo:margin-left="0in" fo:margin-right="0in" fo:text-align="end" style:justify-single-word="false" fo:text-indent="0.4661in" style:auto-text-indent="false" style:snap-to-layout-grid="false"/>
      <style:text-properties style:font-name="바탕" style:font-name-asian="한양신명조"/>
    </style:style>
    <style:style style:name="P13" style:family="paragraph" style:parent-style-name="_35_">
      <style:paragraph-properties style:snap-to-layout-grid="false"/>
    </style:style>
    <style:style style:name="P14" style:family="paragraph" style:parent-style-name="_35_">
      <style:paragraph-properties style:snap-to-layout-grid="false"/>
      <style:text-properties style:font-name="바탕" style:font-name-asian="바탕"/>
    </style:style>
    <style:style style:name="P15" style:family="paragraph" style:parent-style-name="_35_">
      <style:paragraph-properties style:snap-to-layout-grid="false"/>
      <style:text-properties style:font-name="바탕" style:font-name-asian="바탕" style:language-asian="ko" style:country-asian="KR"/>
    </style:style>
    <style:style style:name="P16" style:family="paragraph" style:parent-style-name="_30_">
      <style:paragraph-properties fo:margin-left="0.1874in" fo:margin-right="0in" fo:text-align="end" style:justify-single-word="false" fo:text-indent="0.139in" style:auto-text-indent="false" style:snap-to-layout-grid="false"/>
    </style:style>
    <style:style style:name="P17" style:family="paragraph" style:parent-style-name="_36_">
      <style:paragraph-properties style:snap-to-layout-grid="false"/>
    </style:style>
    <style:style style:name="P18" style:family="paragraph" style:parent-style-name="_36_">
      <style:paragraph-properties style:snap-to-layout-grid="false"/>
      <style:text-properties style:font-name="바탕" style:font-name-asian="바탕"/>
    </style:style>
    <style:style style:name="P19" style:family="paragraph" style:parent-style-name="_34_">
      <style:paragraph-properties style:snap-to-layout-grid="false"/>
      <style:text-properties style:font-name="바탕" style:font-name-asian="바탕"/>
    </style:style>
    <style:style style:name="P20" style:family="paragraph" style:parent-style-name="_34_">
      <style:paragraph-properties style:snap-to-layout-grid="false"/>
    </style:style>
    <style:style style:name="P21" style:family="paragraph" style:parent-style-name="Table">
      <style:paragraph-properties fo:text-align="center" style:justify-single-word="false"/>
    </style:style>
    <style:style style:name="P22" style:family="paragraph" style:parent-style-name="Table_20_index_20_1">
      <style:paragraph-properties>
        <style:tab-stops>
          <style:tab-stop style:position="6.6929in" style:type="right" style:leader-style="dotted" style:leader-text="."/>
        </style:tab-stops>
      </style:paragraph-properties>
    </style:style>
    <style:style style:name="P23" style:family="paragraph" style:parent-style-name="Illustration_20_Index_20_1">
      <style:paragraph-properties>
        <style:tab-stops>
          <style:tab-stop style:position="6.6929in" style:type="right" style:leader-style="dotted" style:leader-text="."/>
        </style:tab-stops>
      </style:paragraph-properties>
    </style:style>
    <style:style style:name="P24" style:family="paragraph" style:parent-style-name="Table_20_Contents">
      <style:paragraph-properties fo:text-align="start" style:justify-single-word="false"/>
      <style:text-properties style:font-name="바탕" fo:font-size="10pt" style:font-name-asian="바탕" style:font-size-asian="10pt"/>
    </style:style>
    <style:style style:name="P25" style:family="paragraph" style:parent-style-name="Table_20_Contents">
      <style:paragraph-properties fo:text-align="center" style:justify-single-word="false"/>
      <style:text-properties style:font-name="바탕" fo:font-size="10pt" style:font-name-asian="바탕" style:font-size-asian="10pt"/>
    </style:style>
    <style:style style:name="P26" style:family="paragraph" style:parent-style-name="Table_20_Contents">
      <style:paragraph-properties fo:text-align="start" style:justify-single-word="false"/>
      <style:text-properties fo:font-size="10pt" style:font-size-asian="10pt"/>
    </style:style>
    <style:style style:name="P27" style:family="paragraph" style:parent-style-name="_30_">
      <style:paragraph-properties style:snap-to-layout-grid="true"/>
      <style:text-properties fo:color="#ff0000" style:font-name="바탕" style:font-name-asian="바탕"/>
    </style:style>
    <style:style style:name="P28" style:family="paragraph" style:parent-style-name="_30_">
      <style:paragraph-properties style:snap-to-layout-grid="false"/>
      <style:text-properties fo:color="#ff0000" style:font-name="바탕" style:font-name-asian="한양신명조"/>
    </style:style>
    <style:style style:name="P29" style:family="paragraph" style:parent-style-name="_30_">
      <style:paragraph-properties fo:line-height="130%" style:snap-to-layout-grid="false"/>
      <style:text-properties fo:color="#000000" style:font-name="바탕" style:font-name-asian="바탕"/>
    </style:style>
    <style:style style:name="P30" style:family="paragraph" style:parent-style-name="_30_">
      <style:paragraph-properties fo:line-height="130%" fo:text-align="center" style:justify-single-word="false" style:snap-to-layout-grid="false"/>
      <style:text-properties fo:color="#000000" style:font-name="바탕" style:font-name-asian="바탕"/>
    </style:style>
    <style:style style:name="P31" style:family="paragraph" style:parent-style-name="_30_">
      <style:paragraph-properties fo:text-align="center" style:justify-single-word="false" style:snap-to-layout-grid="false"/>
      <style:text-properties fo:color="#000000" style:font-name="바탕" style:font-name-asian="바탕"/>
    </style:style>
    <style:style style:name="P32" style:family="paragraph" style:parent-style-name="_30_">
      <style:paragraph-properties style:snap-to-layout-grid="false"/>
      <style:text-properties fo:color="#000000" style:font-name="바탕" style:font-name-asian="바탕"/>
    </style:style>
    <style:style style:name="P33" style:family="paragraph" style:parent-style-name="_30_">
      <style:paragraph-properties fo:text-align="center" style:justify-single-word="false" style:snap-to-layout-grid="false"/>
      <style:text-properties fo:color="#000000" style:font-name="바탕" fo:font-weight="bold" style:font-name-asian="바탕" style:font-weight-asian="bold"/>
    </style:style>
    <style:style style:name="P34" style:family="paragraph" style:parent-style-name="_30_">
      <style:paragraph-properties style:snap-to-layout-grid="false"/>
      <style:text-properties fo:color="#000000" style:font-name="바탕" style:font-name-asian="한양신명조"/>
    </style:style>
    <style:style style:name="P35" style:family="paragraph" style:parent-style-name="_30_">
      <style:paragraph-properties fo:text-align="center" style:justify-single-word="false" style:snap-to-layout-grid="false"/>
      <style:text-properties fo:color="#000000" style:font-name="한양신명조" style:font-name-asian="한양신명조"/>
    </style:style>
    <style:style style:name="P36" style:family="paragraph" style:parent-style-name="_30_">
      <style:paragraph-properties fo:text-align="center" style:justify-single-word="false" style:snap-to-layout-grid="false"/>
      <style:text-properties fo:color="#000000"/>
    </style:style>
    <style:style style:name="P37" style:family="paragraph" style:parent-style-name="_30_">
      <style:paragraph-properties style:snap-to-layout-grid="false"/>
    </style:style>
    <style:style style:name="P38" style:family="paragraph" style:parent-style-name="_30_">
      <style:paragraph-properties fo:line-height="190%" style:snap-to-layout-grid="false"/>
    </style:style>
    <style:style style:name="P39" style:family="paragraph" style:parent-style-name="_30_" style:list-style-name="L1">
      <style:paragraph-properties fo:margin-left="0.1882in" fo:margin-right="0in" fo:text-indent="0in" style:auto-text-indent="false" style:snap-to-layout-grid="false"/>
      <style:text-properties fo:color="#000000" style:font-name="바탕" style:font-name-asian="한양신명조"/>
    </style:style>
    <style:style style:name="P40" style:family="paragraph" style:parent-style-name="_30_">
      <style:paragraph-properties fo:margin-left="0.3756in" fo:margin-right="0in" fo:text-indent="-0.1874in" style:auto-text-indent="false" style:snap-to-layout-grid="false"/>
      <style:text-properties fo:color="#000000"/>
    </style:style>
    <style:style style:name="P41" style:family="paragraph" style:parent-style-name="_30_">
      <style:paragraph-properties fo:margin-left="0.3756in" fo:margin-right="0in" fo:text-indent="-0.1874in" style:auto-text-indent="false" style:snap-to-layout-grid="false"/>
    </style:style>
    <style:style style:name="P42" style:family="paragraph" style:parent-style-name="_30_">
      <style:paragraph-properties fo:margin-left="0.1874in" fo:margin-right="0in" fo:text-align="end" style:justify-single-word="false" fo:text-indent="0.139in" style:auto-text-indent="false" style:snap-to-layout-grid="false"/>
      <style:text-properties fo:color="#000000"/>
    </style:style>
    <style:style style:name="P43" style:family="paragraph" style:parent-style-name="_30_">
      <style:paragraph-properties fo:margin-left="0in" fo:margin-right="0in" fo:text-align="center" style:justify-single-word="false" fo:text-indent="0in" style:auto-text-indent="false" style:snap-to-layout-grid="false"/>
      <style:text-properties fo:color="#000000"/>
    </style:style>
    <style:style style:name="P44" style:family="paragraph" style:parent-style-name="_30_">
      <style:paragraph-properties fo:margin-left="0in" fo:margin-right="0in" fo:text-align="center" style:justify-single-word="false" fo:text-indent="0in" style:auto-text-indent="false" style:snap-to-layout-grid="false"/>
      <style:text-properties fo:color="#000000" style:font-name="바탕" style:font-name-asian="바탕"/>
    </style:style>
    <style:style style:name="P45" style:family="paragraph" style:parent-style-name="_30_">
      <style:paragraph-properties fo:margin-left="0in" fo:margin-right="0in" fo:text-align="end" style:justify-single-word="false" fo:text-indent="0.4661in" style:auto-text-indent="false" style:snap-to-layout-grid="false"/>
      <style:text-properties fo:color="#000000"/>
    </style:style>
    <style:style style:name="P46" style:family="paragraph" style:parent-style-name="_35_">
      <style:paragraph-properties style:snap-to-layout-grid="false"/>
    </style:style>
    <style:style style:name="P47" style:family="paragraph" style:parent-style-name="_36_">
      <style:paragraph-properties style:snap-to-layout-grid="false"/>
      <style:text-properties style:font-name="바탕" style:font-name-asian="바탕"/>
    </style:style>
    <style:style style:name="P48" style:family="paragraph" style:parent-style-name="_36_">
      <style:paragraph-properties fo:line-height="100%" style:snap-to-layout-grid="false"/>
      <style:text-properties style:font-name="바탕" style:font-name-asian="바탕"/>
    </style:style>
    <style:style style:name="P49" style:family="paragraph" style:parent-style-name="_36_" style:list-style-name="L2">
      <style:paragraph-properties style:snap-to-layout-grid="false"/>
      <style:text-properties fo:color="#000000" style:font-name="바탕" style:font-name-asian="한양신명조"/>
    </style:style>
    <style:style style:name="P50" style:family="paragraph" style:parent-style-name="_36_">
      <style:paragraph-properties style:snap-to-layout-grid="false"/>
    </style:style>
    <style:style style:name="P51" style:family="paragraph" style:parent-style-name="Contents_20_1">
      <style:paragraph-properties>
        <style:tab-stops>
          <style:tab-stop style:position="6.6929in" style:type="right" style:leader-style="dotted" style:leader-text="."/>
        </style:tab-stops>
      </style:paragraph-properties>
    </style:style>
    <style:style style:name="P52" style:family="paragraph" style:parent-style-name="Contents_20_3">
      <style:paragraph-properties>
        <style:tab-stops>
          <style:tab-stop style:position="6.3in" style:type="right" style:leader-style="dotted" style:leader-text="."/>
        </style:tab-stops>
      </style:paragraph-properties>
    </style:style>
    <style:style style:name="P53" style:family="paragraph" style:parent-style-name="Contents_20_2">
      <style:paragraph-properties>
        <style:tab-stops>
          <style:tab-stop style:position="6.4965in" style:type="right" style:leader-style="dotted" style:leader-text="."/>
        </style:tab-stops>
      </style:paragraph-properties>
    </style:style>
    <style:style style:name="T1" style:family="text">
      <style:text-properties style:font-name="바탕" style:font-name-asian="한양신명조"/>
    </style:style>
    <style:style style:name="T2" style:family="text">
      <style:text-properties style:font-name="바탕" style:font-name-asian="바탕"/>
    </style:style>
    <style:style style:name="T3" style:family="text">
      <style:text-properties style:font-name="바탕" style:font-name-asian="바탕" style:language-asian="ko" style:country-asian="KR"/>
    </style:style>
    <style:style style:name="T4" style:family="text">
      <style:text-properties style:font-name="바탕" style:font-name-asian="한양견고딕"/>
    </style:style>
    <style:style style:name="T5" style:family="text">
      <style:text-properties style:font-name="바탕" fo:font-weight="bold" style:font-name-asian="바탕" style:font-weight-asian="bold"/>
    </style:style>
    <style:style style:name="T6" style:family="text">
      <style:text-properties style:language-asian="ko" style:country-asian="KR"/>
    </style:style>
    <style:style style:name="T7" style:family="text">
      <style:text-properties fo:color="#000000" style:font-name="바탕" style:font-name-asian="한양신명조"/>
    </style:style>
    <style:style style:name="T8" style:family="text">
      <style:text-properties fo:color="#000000" style:font-name="바탕" style:font-name-asian="바탕"/>
    </style:style>
    <style:style style:name="T9" style:family="text">
      <style:text-properties fo:color="#000000" style:font-name="바탕" style:font-name-asian="한양견고딕"/>
    </style:style>
    <style:style style:name="fr1" style:family="graphic" style:parent-style-name="Frame">
      <style:graphic-properties fo:margin-left="0.0398in" fo:margin-right="0.0398in" fo:margin-top="0.0398in" fo:margin-bottom="0.0398in" style:wrap="none" style:vertical-pos="from-top" style:horizontal-pos="from-left" style:horizontal-rel="paragraph-content" fo:padding="0in" fo:border="none"/>
    </style:style>
    <style:style style:name="fr2" style:family="graphic" style:parent-style-name="Frame">
      <style:graphic-properties fo:margin-left="0.0398in" fo:margin-right="0.0398in" fo:margin-top="0.0398in" fo:margin-bottom="0.0398in" style:wrap="none" style:vertical-pos="from-top" style:horizontal-pos="from-left" style:horizontal-rel="paragraph-content" fo:background-color="transparent" style:background-transparency="100%" fo:padding="0in" fo:border="none" style:shadow="none">
        <style:background-image/>
        <style:columns fo:column-count="1" fo:column-gap="0in"/>
      </style:graphic-properties>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그림"/>
      </text:sequence-decls>
      <text:p text:style-name="P4"><text:span text:style-name="T4">실험</text:span><text:span text:style-name="T9"> 01. </text:span><text:span text:style-name="T4">간단한 입출력 실험-1</text:span></text:p>
      <text:p text:style-name="P5"/>
      <text:p text:style-name="P11">학번 : 08920 이름 : 송 태 웅</text:p>
      <text:p text:style-name="P10"/>
      <text:p text:style-name="P10"><text:span text:style-name="T1">실험 검사 완료일 : 2012</text:span><text:span text:style-name="T7">년 10월 04일</text:span></text:p>
      <text:p text:style-name="P45"><text:span text:style-name="T1">제출일 : 2012년 10월 11일</text:span></text:p>
      <text:p text:style-name="P45"/>
      <text:p text:style-name="P12">소요 시간 설계 및 계획 : 0.5시간</text:p>
      <text:p text:style-name="P12">소스 구현 : 2.5시간</text:p>
      <text:p text:style-name="P12">소스 Reading : 0.5시간</text:p>
      <text:p text:style-name="P12">디버깅/테스팅 : 0.5시간</text:p>
      <text:p text:style-name="P12">문서 작성 : <text:s text:c="2"/>4시간</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table-of-content text:style-name="Sect1" text:protected="true" text:name="목차1">
        <text:table-of-content-source text:outline-level="10">
          <text:index-title-template text:style-name="Contents_20_Heading">목차</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목차1_Head">
            <text:p text:style-name="Contents_20_Heading"><text:soft-page-break/>목차</text:p>
          </text:index-title>
          <text:p text:style-name="P51">1. 실험 개요<text:tab/>3</text:p>
          <text:p text:style-name="P53">1.1 실험의 목적<text:tab/>3</text:p>
          <text:p text:style-name="P53">1.2 사용된 하드웨어 설명<text:tab/>3</text:p>
          <text:p text:style-name="P51">2. 구현 결과<text:tab/>4</text:p>
          <text:p text:style-name="P53">2.1 응용실험 1-A<text:tab/>4</text:p>
          <text:p text:style-name="P52">2.1.1 실험의 구체적인 동작 방법<text:tab/>4</text:p>
          <text:p text:style-name="P52">2.1.2 구현을 위한 State 표, Diagram<text:tab/>4</text:p>
          <text:p text:style-name="P52">2.1.3 구현 결과 Pseudo-Code<text:tab/>5</text:p>
          <text:p text:style-name="P52">2.1.4 Test 계획<text:tab/>5</text:p>
          <text:p text:style-name="P52">2.1.5 Test 결과<text:tab/>6</text:p>
          <text:p text:style-name="P53">2.2 응용실험 1-B<text:tab/>6</text:p>
          <text:p text:style-name="P52">2.2.1 실험의 구체적인 동작 방법<text:tab/>6</text:p>
          <text:p text:style-name="P52">2.2.2 구현을 위한 State 표, Diagram<text:tab/>7</text:p>
          <text:p text:style-name="P52">2.2.3 구현 결과 Pseudo-Code<text:tab/>9</text:p>
          <text:p text:style-name="P52">2.2.3 구현 결과 Pseudo-Code<text:tab/>9</text:p>
          <text:p text:style-name="P52">2.2.4 Test 계획<text:tab/>10</text:p>
          <text:p text:style-name="P52">2.2.4 Test 계획<text:tab/>10</text:p>
          <text:p text:style-name="P52">2.2.4 Test 계획<text:tab/>10</text:p>
          <text:p text:style-name="P52">2.2.4 Test 계획<text:tab/>10</text:p>
          <text:p text:style-name="P52">2.2.4 Test 계획<text:tab/>10</text:p>
          <text:p text:style-name="P52">2.2.5 Test 결과<text:tab/>11</text:p>
          <text:p text:style-name="P52">2.2.5 Test 결과<text:tab/>11</text:p>
          <text:p text:style-name="P51">3. 기타<text:tab/>11</text:p>
          <text:p text:style-name="P51">4. Discussion<text:tab/>11</text:p>
          <text:p text:style-name="P53">4.1 실험 과정에서의 애로 사항<text:tab/>11</text:p>
          <text:p text:style-name="P53">4.2 이번 실험 내용의 활용 방안<text:tab/>11</text:p>
        </text:index-body>
      </text:table-of-content>
      <text:p text:style-name="P9"/>
      <text:table-index text:style-name="Sect1" text:protected="true" text:name="표 색인1">
        <text:table-index-source text:caption-sequence-name="Table" text:caption-sequence-format="text">
          <text:index-title-template text:style-name="Table_20_index_20_heading">표 목차</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표 색인1_Head">
            <text:p text:style-name="Table_20_index_20_heading">표 목차</text:p>
          </text:index-title>
          <text:p text:style-name="P22">표 1. 상태표<text:tab/>2</text:p>
        </text:index-body>
      </text:table-index>
      <text:p text:style-name="P9"/>
      <text:illustration-index text:style-name="Sect1" text:protected="true" text:name="삽화 색인1">
        <text:illustration-index-source text:caption-sequence-name="그림" text:caption-sequence-format="text">
          <text:index-title-template text:style-name="Illustration_20_Index_20_Heading">그림 목차</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삽화 색인1_Head">
            <text:p text:style-name="Illustration_20_Index_20_Heading">그림 목차</text:p>
          </text:index-title>
          <text:p text:style-name="P23">그림 1. 상태다이어그램<text:tab/>2</text:p>
        </text:index-body>
      </text:illustration-index>
      <text:p text:style-name="P7"/>
      <text:p text:style-name="P7"/>
      <text:p text:style-name="P7"/>
      <text:p text:style-name="P7"/>
      <text:p text:style-name="P7"/>
      <text:p text:style-name="P7"/>
      <text:p text:style-name="P7"/>
      <text:p text:style-name="P7"/>
      <text:p text:style-name="P20"><text:soft-page-break/><text:toc-mark-start text:id="IMark206804172" text:outline-level="1"/><text:span text:style-name="T3">1. </text:span><text:span text:style-name="T2">실험 개요</text:span><text:toc-mark-end text:id="IMark206804172"/></text:p>
      <text:p text:style-name="P14"><text:toc-mark-start text:id="IMark206803396" text:outline-level="2"/><text:span text:style-name="T6">1.1 </text:span>실험의 목적<text:toc-mark-end text:id="IMark206803396"/></text:p>
      <text:p text:style-name="P3"/>
      <text:p text:style-name="P5"><text:span text:style-name="T2">실험 예제 1 - </text:span><text:span text:style-name="T8">이 실험은 버튼의 입력을 통해 led의 켜짐 위치를 변경하는 것을 구현한다.</text:span></text:p>
      <text:p text:style-name="P16"><draw:frame draw:style-name="fr1" draw:name="프레임1" text:anchor-type="as-char" svg:y="-1.1701in" svg:width="6.1819in" draw:z-index="0"><draw:text-box fo:min-height="1.6709in"><table:table table:name="T1" table:style-name="T1"><table:table-column table:style-name="T1.A"/><table:table-column table:style-name="T1.B"/><table:table-row table:style-name="T1.1"><table:table-cell table:style-name="T1.A1" office:value-type="string"><text:p text:style-name="P44">실험 1-A</text:p></table:table-cell><table:table-cell table:style-name="T1.B1" office:value-type="string"><text:p text:style-name="P32">오른쪽과 왼쪽 버튼을 누르면 led의 위치가 각각 좌우로 이동한다.</text:p></table:table-cell></table:table-row><table:table-row table:style-name="T1.2"><table:table-cell table:style-name="T1.A2" office:value-type="string"><text:p text:style-name="P44">실험 1-B</text:p></table:table-cell><table:table-cell table:style-name="T1.B2" office:value-type="string"><text:p text:style-name="P32">led의 위치가 오른쪽 또는 왼쪽의 끝이라면 버튼을 눌러도 아무런 변화가 없어야 한다.</text:p></table:table-cell></table:table-row><table:table-row table:style-name="T1.3"><table:table-cell table:style-name="T1.A2" office:value-type="string"><text:p text:style-name="P44">실험 1-C</text:p></table:table-cell><table:table-cell table:style-name="T1.B2" office:value-type="string"><text:p text:style-name="P32">버튼을 누른 상태가 계속될 경우 led의 위치가 방향에 따라 한번만 이동한 후 그 이상의 위치 변화는 없다.</text:p></table:table-cell></table:table-row></table:table></draw:text-box></draw:frame>인</text:p>
      <text:p text:style-name="P3"><text:span text:style-name="T1">실험 예제 2 -</text:span><text:span text:style-name="T7"> 이 실험은 KEY_R과 KEY_L버튼의 입력을 통해 BARLED1과 BARLED2를 하나의 led처럼 이용하여 led의 켜짐의 위치를 이동하며 이동은 순환적으로 하도록 구현한다.</text:span></text:p>
      <text:p text:style-name="P42"><draw:frame draw:style-name="fr1" draw:name="1" text:anchor-type="as-char" svg:y="-1.1701in" svg:width="6.1819in" draw:z-index="1"><draw:text-box fo:min-height="1.1701in"><table:table table:name="T2" table:style-name="T2"><table:table-column table:style-name="T2.A"/><table:table-column table:style-name="T2.B"/><table:table-row table:style-name="T2.1"><table:table-cell table:style-name="T2.A1" office:value-type="string"><text:p text:style-name="P43"><text:span text:style-name="T2">실험 </text:span><text:span text:style-name="T2">2-A</text:span></text:p></table:table-cell><table:table-cell table:style-name="T2.B1" office:value-type="string"><text:p text:style-name="P32">KEY_R과 KEY_L 버튼을 누르면 led의 위치가 각각 좌우로 이동한다.</text:p></table:table-cell></table:table-row><table:table-row table:style-name="T2.2"><table:table-cell table:style-name="T2.A2" office:value-type="string"><text:p text:style-name="P43"><text:span text:style-name="T2">실험 </text:span><text:span text:style-name="T2">2-B</text:span></text:p></table:table-cell><table:table-cell table:style-name="T2.B2" office:value-type="string"><text:p text:style-name="P32">led의 위치가 BARLED1의 오른쪽 끝이라면 KEY_R버튼을 눌렀을 경우 BARLED2의 왼쪽 끝으로 이동한다. 반대의 경우 왼쪽 끝에서 오른쪽 끝으로 이동한다.</text:p></table:table-cell></table:table-row><table:table-row table:style-name="T2.3"><table:table-cell table:style-name="T2.A2" office:value-type="string"><text:p text:style-name="P44">실험 2-C</text:p></table:table-cell><table:table-cell table:style-name="T2.B2" office:value-type="string"><text:p text:style-name="P32">led의 위치가 BARLED2의 오른쪽 끝이라면 KEY_R버튼을 눌렀을 경우 BARLED1의 왼쪽 끝으로 이동한다. 반대의 경우 왼쪽 끝에서 오른쪽 끝으로 이동한다.</text:p></table:table-cell></table:table-row><table:table-row table:style-name="T2.3"><table:table-cell table:style-name="T2.A2" office:value-type="string"><text:p text:style-name="P44">실험 2-D</text:p></table:table-cell><table:table-cell table:style-name="T2.B2" office:value-type="string"><text:p text:style-name="P32">버튼을 누른 상태가 계속 될 경우 led의 위치가 방향에 따라 한번만 이동한 후 그 이상의 위치 변화는 없다.</text:p></table:table-cell></table:table-row></table:table></draw:text-box></draw:frame></text:p>
      <text:p text:style-name="P16"/>
      <text:p text:style-name="P15"><text:toc-mark-start text:id="IMark206803396" text:outline-level="2"/>1.2 사용된 하드웨어 설명<text:toc-mark-end text:id="IMark206803396"/></text:p>
      <text:p text:style-name="P3"/>
      <text:p text:style-name="P32">닌텐도 DS를 이용하여 실험을 하며 사용된 스위치는 NDS에서 이진수값으로 매핑이 되어있다.</text:p>
      <text:p text:style-name="P3"/>
      <text:p text:style-name="P3"/>
      <text:p text:style-name="P3"/>
      <text:p text:style-name="P3"/>
      <text:p text:style-name="P3"/>
      <text:p text:style-name="P20"><text:soft-page-break/><text:toc-mark-start text:id="IMark206560716" text:outline-level="1"/><text:span text:style-name="T3">2. </text:span><text:span text:style-name="T2">구현 결과</text:span><text:toc-mark-end text:id="IMark206560716"/></text:p>
      <text:p text:style-name="P32">프로그램이 실행되면 실험1 프로그램이 실행된다.</text:p>
      <text:p text:style-name="P32">좌우 버튼을 누르면 led의 위치가 각각 좌우로 이동한다.</text:p>
      <text:p text:style-name="P32">버튼의 누러진 상태가 지속될 경우 led의 위치는 한번만 이동하고 그 이상의 이동은 없다.</text:p>
      <text:p text:style-name="P13"><text:toc-mark-start text:id="IMark206563708" text:outline-level="2"/><text:span text:style-name="T3">2.1 </text:span><text:span text:style-name="T2">응용실험 1-A</text:span><text:toc-mark-end text:id="IMark206563708"/></text:p>
      <text:p text:style-name="P3"/>
      <text:p text:style-name="P18"><text:toc-mark-start text:id="IMark206813084" text:outline-level="3"/><text:span text:style-name="T6">2.1.1 </text:span>실험의 구체적인 동작 방법<text:toc-mark-end text:id="IMark206813084"/></text:p>
      <text:list xml:id="list317506926" text:style-name="L1">
        <text:list-item>
          <text:p text:style-name="P39">프로그램이 실행되면 지정된 위치의 led가 켜진다.</text:p>
        </text:list-item>
        <text:list-item>
          <text:p text:style-name="P39">좌우 버튼의 입력을 통해 led의 위치가 각각 좌우로 이동한다.</text:p>
        </text:list-item>
        <text:list-item>
          <text:p text:style-name="P39">버튼을 누른 상태가 계속 될 경우에는 입력된 방향으로 한번만 이동한 후 더이상의 이동은 없다.</text:p>
        </text:list-item>
        <text:list-item>
          <text:p text:style-name="P39">led의 위치가 좌우의 끝일 경우 각각의 방향의 버튼을 눌러도 이동의 변화는 없다.</text:p>
        </text:list-item>
      </text:list>
      <text:p text:style-name="P40"/>
      <text:p text:style-name="P3"/>
      <text:p text:style-name="P3"/>
      <text:p text:style-name="P3"/>
      <text:p text:style-name="P17"><text:toc-mark-start text:id="IMark206563708" text:outline-level="3"/><text:span text:style-name="T3">2.1.2 </text:span><text:span text:style-name="T2">구현을 위한 State 표, Diagram</text:span><text:toc-mark-end text:id="IMark206563708"/></text:p>
      <text:p text:style-name="P2"><draw:frame draw:style-name="fr2" draw:name="2" text:anchor-type="as-char" svg:y="-0.898in" svg:width="6.2917in" draw:z-index="5"><draw:text-box fo:min-height="2.161in"><text:p text:style-name="P21">표 <text:sequence text:ref-name="refTable0" text:name="Table" text:formula="ooow:Table+1" style:num-format="1">1</text:sequence>. 실험1 상태표</text:p><table:table table:name="T3" table:style-name="T3"><table:table-column table:style-name="T3.A"/><table:table-column table:style-name="T3.B"/><table:table-column table:style-name="T3.C"/><table:table-row table:style-name="T3.1"><table:table-cell table:style-name="T3.A1" office:value-type="string"><text:p text:style-name="P35">BARLED1</text:p></table:table-cell><table:table-cell table:style-name="T3.A1" office:value-type="string"><text:p text:style-name="P35">Left버튼</text:p></table:table-cell><table:table-cell table:style-name="T3.C1" office:value-type="string"><text:p text:style-name="P35">Right버튼</text:p></table:table-cell></table:table-row><table:table-row table:style-name="T3.1"><table:table-cell table:style-name="T3.A2" office:value-type="string"><text:p text:style-name="P35">0x01</text:p></table:table-cell><table:table-cell table:style-name="T3.B2" office:value-type="string"><text:p text:style-name="P35">0x02</text:p></table:table-cell><table:table-cell table:style-name="T3.C2" office:value-type="string"><text:p text:style-name="P35">0x02</text:p></table:table-cell></table:table-row><table:table-row table:style-name="T3.1"><table:table-cell table:style-name="T3.A3" office:value-type="string"><text:p text:style-name="P35">0x02</text:p></table:table-cell><table:table-cell table:style-name="T3.B3" office:value-type="string"><text:p text:style-name="P35">0x04</text:p></table:table-cell><table:table-cell table:style-name="T3.C3" office:value-type="string"><text:p text:style-name="P35">0x04</text:p></table:table-cell></table:table-row><table:table-row table:style-name="T3.1"><table:table-cell table:style-name="T3.A4" office:value-type="string"><text:p text:style-name="P35">0x04</text:p></table:table-cell><table:table-cell table:style-name="T3.B4" office:value-type="string"><text:p text:style-name="P35">0x08</text:p></table:table-cell><table:table-cell table:style-name="T3.C4" office:value-type="string"><text:p text:style-name="P35">0x08</text:p></table:table-cell></table:table-row><table:table-row table:style-name="T3.1"><table:table-cell table:style-name="T3.A5" office:value-type="string"><text:p text:style-name="P35">0x08</text:p></table:table-cell><table:table-cell table:style-name="T3.B5" office:value-type="string"><text:p text:style-name="P35">0x10</text:p></table:table-cell><table:table-cell table:style-name="T3.C5" office:value-type="string"><text:p text:style-name="P35">0x10</text:p></table:table-cell></table:table-row><table:table-row table:style-name="T3.1"><table:table-cell table:style-name="T3.A6" office:value-type="string"><text:p text:style-name="P35">0x10</text:p></table:table-cell><table:table-cell table:style-name="T3.B6" office:value-type="string"><text:p text:style-name="P35">0x20</text:p></table:table-cell><table:table-cell table:style-name="T3.C6" office:value-type="string"><text:p text:style-name="P35">0x20</text:p></table:table-cell></table:table-row><table:table-row table:style-name="T3.1"><table:table-cell table:style-name="T3.A7" office:value-type="string"><text:p text:style-name="P35">0x20</text:p></table:table-cell><table:table-cell table:style-name="T3.B7" office:value-type="string"><text:p text:style-name="P35">0x40</text:p></table:table-cell><table:table-cell table:style-name="T3.C7" office:value-type="string"><text:p text:style-name="P35">0x40</text:p></table:table-cell></table:table-row><table:table-row table:style-name="T3.1"><table:table-cell table:style-name="T3.A8" office:value-type="string"><text:p text:style-name="P35">0x40</text:p></table:table-cell><table:table-cell table:style-name="T3.B8" office:value-type="string"><text:p text:style-name="P35">0x80</text:p></table:table-cell><table:table-cell table:style-name="T3.C8" office:value-type="string"><text:p text:style-name="P35">0x80</text:p></table:table-cell></table:table-row><table:table-row table:style-name="T3.1"><table:table-cell table:style-name="T3.A9" office:value-type="string"><text:p text:style-name="P35">0x80</text:p></table:table-cell><table:table-cell table:style-name="T3.B9" office:value-type="string"><text:p text:style-name="P35">0x80</text:p></table:table-cell><table:table-cell table:style-name="T3.C9" office:value-type="string"><text:p text:style-name="P35">0x01</text:p></table:table-cell></table:table-row></table:table><text:p text:style-name="P21"/></draw:text-box></draw:frame></text:p>
      <text:p text:style-name="P3"/>
      <text:p text:style-name="P3"/>
      <text:p text:style-name="P3"/>
      <text:p text:style-name="P3"/>
      <text:p text:style-name="P3"/>
      <text:p text:style-name="P17"><text:soft-page-break/><text:toc-mark-start text:id="IMark206558228" text:outline-level="3"/><text:span text:style-name="T3">2.1.3 </text:span><text:span text:style-name="T2">구현 결과 Pseudo-Code</text:span><text:toc-mark-end text:id="IMark206558228"/></text:p>
      <text:p text:style-name="P48">void Exp_1_Homework_A(void){</text:p>
      <text:p text:style-name="P48"><text:tab/>스위치 변수 선언;</text:p>
      <text:p text:style-name="P48"><text:tab/>key_pressed = fasle;</text:p>
      <text:p text:style-name="P48"><text:tab/>led 위치 <text:s/>= 오른쪽 끝;</text:p>
      <text:p text:style-name="P48"><text:tab/>BARLED1에 현재 led위치 출력;</text:p>
      <text:p text:style-name="P48"><text:tab/>while(1){</text:p>
      <text:p text:style-name="P48"><text:s text:c="30"/>BARLED2쪽은 색을 칠하지 않는다.</text:p>
      <text:p text:style-name="P48"><text:s text:c="4"/><text:tab/><text:tab/>if (keypressed가 눌려지지 않은 상태이고 좌측이나 우측이 눌렸을때){ </text:p>
      <text:p text:style-name="P48"><text:tab/><text:tab/> <text:s text:c="7"/>if(led위치가 왼쪽 끝이 아니면서 <text:s/>좌측 버튼이 눌렸을때)</text:p>
      <text:p text:style-name="P48"><text:tab/><text:tab/><text:tab/>현재led * 2; <text:s/>//좌측으로 이동</text:p>
      <text:p text:style-name="P48"><text:tab/><text:tab/> <text:s text:c="7"/>else if(led위치가 우측 끝이 아니면서 우측 버튼이 눌렸을때)</text:p>
      <text:p text:style-name="P48"><text:tab/><text:tab/><text:tab/>현재 led 위치 / 2; // 우측으로이동</text:p>
      <text:p text:style-name="P48"><text:tab/><text:tab/>BARLED1에 현재 led위치 출력;</text:p>
      <text:p text:style-name="P48"><text:s text:c="51"/>}</text:p>
      <text:p text:style-name="P48"/>
      <text:p text:style-name="P48"><text:tab/>if(키가 눌려져 있고 스위치 변수가 0이면)</text:p>
      <text:p text:style-name="P48"><text:tab/><text:tab/>key_pressed 가 눌려지지않은상태로 변환;</text:p>
      <text:p text:style-name="P48"><text:tab/>if(start버튼이 눌리면)</text:p>
      <text:p text:style-name="P48"><text:tab/><text:tab/>break;</text:p>
      <text:p text:style-name="P48"><text:s text:c="26"/>}</text:p>
      <text:p text:style-name="P48"><text:tab/>vTaskDelay(50);</text:p>
      <text:p text:style-name="P48">}</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7"><text:soft-page-break/><text:toc-mark-start text:id="IMark206560716" text:outline-level="3"/><text:span text:style-name="T3">2.1.4 </text:span><text:span text:style-name="T2">Test 계획</text:span><text:toc-mark-end text:id="IMark206560716"/></text:p>
      <table:table table:name="표2" table:style-name="표2">
        <table:table-column table:style-name="표2.A" table:number-columns-repeated="2"/>
        <table:table-column table:style-name="표2.C"/>
        <table:table-column table:style-name="표2.D"/>
        <table:table-row>
          <table:table-cell table:style-name="표2.A1" table:number-columns-spanned="2" office:value-type="string">
            <text:p text:style-name="P26">상태번호</text:p>
          </table:table-cell>
          <table:covered-table-cell/>
          <table:table-cell table:style-name="표2.C1" table:number-columns-spanned="2" office:value-type="string">
            <text:p text:style-name="P26">상태설명</text:p>
          </table:table-cell>
          <table:covered-table-cell/>
        </table:table-row>
        <table:table-row>
          <table:table-cell table:style-name="표2.A2" table:number-columns-spanned="2" office:value-type="string">
            <text:p text:style-name="P26">1</text:p>
          </table:table-cell>
          <table:covered-table-cell/>
          <table:table-cell table:style-name="표2.C2" table:number-columns-spanned="2" office:value-type="string">
            <text:p text:style-name="P26">양 끝을 제외한 곳에 led가 위치한 경우</text:p>
          </table:table-cell>
          <table:covered-table-cell/>
        </table:table-row>
        <table:table-row>
          <table:table-cell table:style-name="표2.A2" table:number-columns-spanned="2" office:value-type="string">
            <text:p text:style-name="P26">1-1</text:p>
          </table:table-cell>
          <table:covered-table-cell/>
          <table:table-cell table:style-name="표2.C2" table:number-columns-spanned="2" office:value-type="string">
            <text:p text:style-name="P26">오른쪽 끝에 led가 위치한 경우</text:p>
          </table:table-cell>
          <table:covered-table-cell/>
        </table:table-row>
        <table:table-row>
          <table:table-cell table:style-name="표2.A2" table:number-columns-spanned="2" office:value-type="string">
            <text:p text:style-name="P26">1-2</text:p>
          </table:table-cell>
          <table:covered-table-cell/>
          <table:table-cell table:style-name="표2.C2" table:number-columns-spanned="2" office:value-type="string">
            <text:p text:style-name="P26">왼쪽 끝에 led가 위치한 경우</text:p>
          </table:table-cell>
          <table:covered-table-cell/>
        </table:table-row>
        <table:table-row>
          <table:table-cell table:style-name="표2.C2" table:number-columns-spanned="4" office:value-type="string">
            <text:p text:style-name="P26"/>
          </table:table-cell>
          <table:covered-table-cell/>
          <table:covered-table-cell/>
          <table:covered-table-cell/>
        </table:table-row>
        <table:table-row>
          <table:table-cell table:style-name="표2.A2" office:value-type="string">
            <text:p text:style-name="P26">테스트</text:p>
            <text:p text:style-name="P26">번호</text:p>
          </table:table-cell>
          <table:table-cell table:style-name="표2.A2" office:value-type="string">
            <text:p text:style-name="P26">상태번호</text:p>
          </table:table-cell>
          <table:table-cell table:style-name="표2.A2" office:value-type="string">
            <text:p text:style-name="P26">입력</text:p>
          </table:table-cell>
          <table:table-cell table:style-name="표2.C2" office:value-type="string">
            <text:p text:style-name="P26">예상결과</text:p>
          </table:table-cell>
        </table:table-row>
        <table:table-row>
          <table:table-cell table:style-name="표2.A2" office:value-type="string">
            <text:p text:style-name="P26">1-1</text:p>
          </table:table-cell>
          <table:table-cell table:style-name="표2.A2" office:value-type="string">
            <text:p text:style-name="P26">1</text:p>
          </table:table-cell>
          <table:table-cell table:style-name="표2.A2" office:value-type="string">
            <text:p text:style-name="P26">좌버튼 클릭</text:p>
          </table:table-cell>
          <table:table-cell table:style-name="표2.C2" office:value-type="string">
            <text:p text:style-name="P26">led의 위치가 좌측으로 한칸 이동한다.</text:p>
          </table:table-cell>
        </table:table-row>
        <table:table-row>
          <table:table-cell table:style-name="표2.A2" office:value-type="string">
            <text:p text:style-name="P26">1-2</text:p>
          </table:table-cell>
          <table:table-cell table:style-name="표2.A2" office:value-type="string">
            <text:p text:style-name="P26">1</text:p>
          </table:table-cell>
          <table:table-cell table:style-name="표2.A2" office:value-type="string">
            <text:p text:style-name="P26">우버튼 클릭</text:p>
          </table:table-cell>
          <table:table-cell table:style-name="표2.C2" office:value-type="string">
            <text:p text:style-name="P26">led의 위치가 우측으로 한칸 이동한다.</text:p>
          </table:table-cell>
        </table:table-row>
        <table:table-row>
          <table:table-cell table:style-name="표2.A2" office:value-type="string">
            <text:p text:style-name="P26">1-3</text:p>
          </table:table-cell>
          <table:table-cell table:style-name="표2.A2" office:value-type="string">
            <text:p text:style-name="P26">1</text:p>
          </table:table-cell>
          <table:table-cell table:style-name="표2.A2" office:value-type="string">
            <text:p text:style-name="P26">좌버튼 누름 상태 지속</text:p>
          </table:table-cell>
          <table:table-cell table:style-name="표2.C2" office:value-type="string">
            <text:p text:style-name="P26">led의 위치가 좌측으로 한칸 이동한 후 변화없음.</text:p>
          </table:table-cell>
        </table:table-row>
        <table:table-row>
          <table:table-cell table:style-name="표2.A2" office:value-type="string">
            <text:p text:style-name="P26">1-4</text:p>
          </table:table-cell>
          <table:table-cell table:style-name="표2.A2" office:value-type="string">
            <text:p text:style-name="P26">1</text:p>
          </table:table-cell>
          <table:table-cell table:style-name="표2.A2" office:value-type="string">
            <text:p text:style-name="P26">우버튼 누름 상태 지속</text:p>
          </table:table-cell>
          <table:table-cell table:style-name="표2.C2" office:value-type="string">
            <text:p text:style-name="P26">led의 위치가 우측으로 한칸 이동한 후 변화없음.</text:p>
          </table:table-cell>
        </table:table-row>
        <table:table-row>
          <table:table-cell table:style-name="표2.A2" office:value-type="string">
            <text:p text:style-name="P26">1-1-1</text:p>
          </table:table-cell>
          <table:table-cell table:style-name="표2.A2" office:value-type="string">
            <text:p text:style-name="P26">1-1</text:p>
          </table:table-cell>
          <table:table-cell table:style-name="표2.A2" office:value-type="string">
            <text:p text:style-name="P26">좌버튼 클릭</text:p>
          </table:table-cell>
          <table:table-cell table:style-name="표2.C2" office:value-type="string">
            <text:p text:style-name="P26">led의 위치가 좌측으로 한칸 이동한다.</text:p>
          </table:table-cell>
        </table:table-row>
        <table:table-row>
          <table:table-cell table:style-name="표2.A2" office:value-type="string">
            <text:p text:style-name="P26">1-1-2</text:p>
          </table:table-cell>
          <table:table-cell table:style-name="표2.A2" office:value-type="string">
            <text:p text:style-name="P26">1-1</text:p>
          </table:table-cell>
          <table:table-cell table:style-name="표2.A2" office:value-type="string">
            <text:p text:style-name="P26">우버튼 클릭</text:p>
          </table:table-cell>
          <table:table-cell table:style-name="표2.C2" office:value-type="string">
            <text:p text:style-name="P26">led의 위치 변화가 없다.</text:p>
          </table:table-cell>
        </table:table-row>
        <table:table-row>
          <table:table-cell table:style-name="표2.A2" office:value-type="string">
            <text:p text:style-name="P26">1-2-1</text:p>
          </table:table-cell>
          <table:table-cell table:style-name="표2.A2" office:value-type="string">
            <text:p text:style-name="P26">1-2</text:p>
          </table:table-cell>
          <table:table-cell table:style-name="표2.A2" office:value-type="string">
            <text:p text:style-name="P26">좌버튼 클릭</text:p>
          </table:table-cell>
          <table:table-cell table:style-name="표2.C2" office:value-type="string">
            <text:p text:style-name="P26">led의 위치 변화가 없다.</text:p>
          </table:table-cell>
        </table:table-row>
        <table:table-row>
          <table:table-cell table:style-name="표2.A2" office:value-type="string">
            <text:p text:style-name="P26">1-2-1</text:p>
          </table:table-cell>
          <table:table-cell table:style-name="표2.A2" office:value-type="string">
            <text:p text:style-name="P26">1-2</text:p>
          </table:table-cell>
          <table:table-cell table:style-name="표2.A2" office:value-type="string">
            <text:p text:style-name="P26">우버튼 클릭</text:p>
          </table:table-cell>
          <table:table-cell table:style-name="표2.C2" office:value-type="string">
            <text:p text:style-name="P26">Led의 위치가 우측으로 한칸 이동한다.</text:p>
          </table:table-cell>
        </table:table-row>
      </table:table>
      <text:p text:style-name="P17"/>
      <text:p text:style-name="P17"><text:toc-mark-start text:id="IMark206560716" text:outline-level="3"/><text:span text:style-name="T3">2.1.5 </text:span><text:span text:style-name="T2">Test 결과</text:span><text:toc-mark-end text:id="IMark206560716"/></text:p>
      <text:p text:style-name="P3"><draw:frame draw:style-name="fr1" draw:name="4" text:anchor-type="as-char" svg:y="-1.402in" svg:width="6.652in" draw:z-index="2"><draw:text-box fo:min-height="1.402in"><table:table table:name="T4" table:style-name="T4"><table:table-column table:style-name="T4.A"/><table:table-column table:style-name="T4.B"/><table:table-column table:style-name="T4.C"/><table:table-column table:style-name="T4.D"/><table:table-column table:style-name="T4.E"/><table:table-row table:style-name="T4.1"><table:table-cell table:style-name="T4.A1" office:value-type="string"><text:p text:style-name="P31">1</text:p></table:table-cell><table:table-cell table:style-name="T4.A1" office:value-type="string"><text:p text:style-name="P33">일시</text:p></table:table-cell><table:table-cell table:style-name="T4.A1" office:value-type="string"><text:p text:style-name="P31">2012.9.27</text:p></table:table-cell><table:table-cell table:style-name="T4.A1" office:value-type="string"><text:p text:style-name="P33">증상</text:p></table:table-cell><table:table-cell table:style-name="T4.A1" office:value-type="string"><text:p text:style-name="P30">연속해서 KEY를누르고 있을시 led가 옴겨가며 켜짐</text:p></table:table-cell></table:table-row><table:table-row table:style-name="T4.1"><table:table-cell table:style-name="T4.A1" office:value-type="string"><text:p text:style-name="P36"><text:span text:style-name="T5">에러 환경 </text:span><text:span text:style-name="T5">/ </text:span><text:span text:style-name="T5">명령</text:span></text:p></table:table-cell><table:table-cell table:style-name="T4.B2" table:number-columns-spanned="4" office:value-type="string"><text:p text:style-name="P29">KEY_Right 나 KEY_Left를 누름</text:p></table:table-cell><table:covered-table-cell/><table:covered-table-cell/><table:covered-table-cell/></table:table-row><table:table-row table:style-name="T4.3"><table:table-cell table:style-name="T4.A1" office:value-type="string"><text:p text:style-name="P33">현상</text:p></table:table-cell><table:table-cell table:style-name="T4.B2" table:number-columns-spanned="4" office:value-type="string"><text:p text:style-name="P29">계속해서 led불이 예상되는 방향으로 움직임</text:p></table:table-cell><table:covered-table-cell/><table:covered-table-cell/><table:covered-table-cell/></table:table-row><table:table-row table:style-name="T4.3"><table:table-cell table:style-name="T4.A1" office:value-type="string"><text:p text:style-name="P33">원인 예상</text:p></table:table-cell><table:table-cell table:style-name="T4.B2" table:number-columns-spanned="4" office:value-type="string"><text:p text:style-name="P29">key_pressed값이 언제 false로 바뀌어지는가 ? </text:p></table:table-cell><table:covered-table-cell/><table:covered-table-cell/><table:covered-table-cell/></table:table-row><table:table-row table:style-name="T4.1"><table:table-cell table:style-name="T4.A1" office:value-type="string"><text:p text:style-name="P36"><text:span text:style-name="T5">원인 </text:span><text:span text:style-name="T5">/ </text:span><text:span text:style-name="T5">수정 방법</text:span></text:p></table:table-cell><table:table-cell table:style-name="T4.B2" table:number-columns-spanned="4" office:value-type="string"><text:p text:style-name="P29">key_pressed값이 false로 바뀌어지는 if문에 sw == 0을 조건 추가 </text:p></table:table-cell><table:covered-table-cell/><table:covered-table-cell/><table:covered-table-cell/></table:table-row><table:table-row table:style-name="T4.1"><table:table-cell table:style-name="T4.A1" office:value-type="string"><text:p text:style-name="P33">TODO</text:p></table:table-cell><table:table-cell table:style-name="T4.B2" table:number-columns-spanned="4" office:value-type="string"><text:p text:style-name="P29">수정해서 재 실험</text:p></table:table-cell><table:covered-table-cell/><table:covered-table-cell/><table:covered-table-cell/></table:table-row></table:table></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3"><text:soft-page-break/><text:toc-mark-start text:id="IMark206560716" text:outline-level="2"/><text:span text:style-name="T3">2.2 </text:span><text:span text:style-name="T2">응용실험 1-B</text:span><text:toc-mark-end text:id="IMark206560716"/></text:p>
      <text:p text:style-name="P18"><text:toc-mark-start text:id="IMark206560716" text:outline-level="3"/><text:span text:style-name="T6">2.2.1 </text:span>실험의 구체적인 동작 방법<text:toc-mark-end text:id="IMark206560716"/></text:p>
      <text:list xml:id="list728974364" text:style-name="L2">
        <text:list-item>
          <text:p text:style-name="P49">프로그램을 실행하면 led는 지정한 위치에 위치하게 된다.</text:p>
        </text:list-item>
        <text:list-item>
          <text:p text:style-name="P49">KEY_R버튼을 누르면 led가 오른쪽으로 이동하고 KEY_L버튼을 누르면 왼쪽으로 이동한다.</text:p>
        </text:list-item>
        <text:list-item>
          <text:p text:style-name="P49">BARLED1의 좌측 끝에 led가 위치할 경우 KEY_L버튼을 누르면 BARLED2의 우측 끝으로 led가 이동한다.</text:p>
        </text:list-item>
        <text:list-item>
          <text:p text:style-name="P49">BARLED1의 우측 끝에 led가 위치할 경우 KEY_R버튼을 누르면 BARLED2의 좌측 끝으로 led가 이동한다.</text:p>
        </text:list-item>
        <text:list-item>
          <text:p text:style-name="P49">BARLED2의 우측 끝에 led가 위치가 할우 KEY_R버튼을 누르면 BARLED1의 좌측 끝으로 led가 이동한다.</text:p>
        </text:list-item>
        <text:list-item>
          <text:p text:style-name="P49">BARLED2의 좌측 끝에 led가 위치가 할우 KEY_L버튼을 누르면 BARLED1의 우측 끝으로 led가 이동한다.</text:p>
        </text:list-item>
        <text:list-item>
          <text:p text:style-name="P49">버튼을 누른 상태가 계속 될 경우 입력된 버튼에 해당되는 방향으로 한번만 이동 후 더이상 이동하지 않는다.</text:p>
        </text:list-item>
      </text:lis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8"><text:soft-page-break/><text:toc-mark-start text:id="IMark206558228" text:outline-level="3"/><text:span text:style-name="T6">2.2.2 </text:span>구현을 위한 State 표, Diagram<text:toc-mark-end text:id="IMark206558228"/></text:p>
      <text:p text:style-name="P18"><draw:frame draw:style-name="fr2" draw:name="프레임3" text:anchor-type="as-char" svg:y="-0.898in" svg:width="6.2917in" draw:z-index="3"><draw:text-box fo:min-height="2.161in"><text:p text:style-name="P21">표 <text:sequence text:ref-name="refTable1" text:name="Table" text:formula="ooow:Table+1" style:num-format="1">2</text:sequence>. 실험1 상태표</text:p><table:table table:name="표1" table:style-name="표1"><table:table-column table:style-name="표1.A"/><table:table-column table:style-name="표1.B"/><table:table-column table:style-name="표1.C"/><table:table-row table:style-name="표1.1"><table:table-cell table:style-name="표1.A1" office:value-type="string"><text:p text:style-name="P35">BARLED1/BARLED2</text:p></table:table-cell><table:table-cell table:style-name="표1.A1" office:value-type="string"><text:p text:style-name="P35">Left버튼(BARLED1,2)</text:p></table:table-cell><table:table-cell table:style-name="표1.C1" office:value-type="string"><text:p text:style-name="P35">Right버튼(BARLED1,2)</text:p></table:table-cell></table:table-row><table:table-row table:style-name="표1.1"><table:table-cell table:style-name="표1.A2" office:value-type="string"><text:p text:style-name="P35">0x01/0x00</text:p></table:table-cell><table:table-cell table:style-name="표1.B2" office:value-type="string"><text:p text:style-name="P35">0x02/0x00</text:p></table:table-cell><table:table-cell table:style-name="표1.C2" office:value-type="string"><text:p text:style-name="P35">0x00/0x80</text:p></table:table-cell></table:table-row><table:table-row table:style-name="표1.1"><table:table-cell table:style-name="표1.A3" office:value-type="string"><text:p text:style-name="P35">0x02/0x00</text:p></table:table-cell><table:table-cell table:style-name="표1.B3" office:value-type="string"><text:p text:style-name="P35">0x04/0x00</text:p></table:table-cell><table:table-cell table:style-name="표1.C3" office:value-type="string"><text:p text:style-name="P35">0x01/0x00</text:p></table:table-cell></table:table-row><table:table-row table:style-name="표1.1"><table:table-cell table:style-name="표1.A4" office:value-type="string"><text:p text:style-name="P35">0x04/0x00</text:p></table:table-cell><table:table-cell table:style-name="표1.B4" office:value-type="string"><text:p text:style-name="P35">0x08/0x00</text:p></table:table-cell><table:table-cell table:style-name="표1.C4" office:value-type="string"><text:p text:style-name="P35">0x02/0x00</text:p></table:table-cell></table:table-row><table:table-row table:style-name="표1.1"><table:table-cell table:style-name="표1.A5" office:value-type="string"><text:p text:style-name="P35">0x08/0x00</text:p></table:table-cell><table:table-cell table:style-name="표1.B5" office:value-type="string"><text:p text:style-name="P35">0x10/0x00</text:p></table:table-cell><table:table-cell table:style-name="표1.C5" office:value-type="string"><text:p text:style-name="P35">0x04/0x00</text:p></table:table-cell></table:table-row><table:table-row table:style-name="표1.1"><table:table-cell table:style-name="표1.A6" office:value-type="string"><text:p text:style-name="P35">0x10/0x00</text:p></table:table-cell><table:table-cell table:style-name="표1.B6" office:value-type="string"><text:p text:style-name="P35">0x20/0x00</text:p></table:table-cell><table:table-cell table:style-name="표1.C6" office:value-type="string"><text:p text:style-name="P35">0x08/0x00</text:p></table:table-cell></table:table-row><table:table-row table:style-name="표1.1"><table:table-cell table:style-name="표1.A7" office:value-type="string"><text:p text:style-name="P35">0x20/0x00</text:p></table:table-cell><table:table-cell table:style-name="표1.B7" office:value-type="string"><text:p text:style-name="P35">0x40/0x00</text:p></table:table-cell><table:table-cell table:style-name="표1.C7" office:value-type="string"><text:p text:style-name="P35">0x10/0x00</text:p></table:table-cell></table:table-row><table:table-row table:style-name="표1.1"><table:table-cell table:style-name="표1.A8" office:value-type="string"><text:p text:style-name="P35">0x40/0x00</text:p></table:table-cell><table:table-cell table:style-name="표1.B8" office:value-type="string"><text:p text:style-name="P35">0x80/0x00</text:p></table:table-cell><table:table-cell table:style-name="표1.C8" office:value-type="string"><text:p text:style-name="P35">0x20/0x00</text:p></table:table-cell></table:table-row><table:table-row table:style-name="표1.1"><table:table-cell table:style-name="표1.A16" office:value-type="string"><text:p text:style-name="P35">0x80/0x00</text:p></table:table-cell><table:table-cell table:style-name="표1.B16" office:value-type="string"><text:p text:style-name="P35">0x00/0x01</text:p></table:table-cell><table:table-cell table:style-name="표1.C16" office:value-type="string"><text:p text:style-name="P35">0x40/0x00</text:p></table:table-cell></table:table-row><table:table-row table:style-name="표1.1"><table:table-cell table:style-name="표1.A16" office:value-type="string"><text:p text:style-name="P35">0x00/0x01</text:p></table:table-cell><table:table-cell table:style-name="표1.B16" office:value-type="string"><text:p text:style-name="P35">0x00/0x02</text:p></table:table-cell><table:table-cell table:style-name="표1.C16" office:value-type="string"><text:p text:style-name="P35">0x80/0x00</text:p></table:table-cell></table:table-row><table:table-row table:style-name="표1.1"><table:table-cell table:style-name="표1.A16" office:value-type="string"><text:p text:style-name="P35">0x00/0x02</text:p></table:table-cell><table:table-cell table:style-name="표1.B16" office:value-type="string"><text:p text:style-name="P35">0x00/0x04</text:p></table:table-cell><table:table-cell table:style-name="표1.C16" office:value-type="string"><text:p text:style-name="P35">0x00/0x01</text:p></table:table-cell></table:table-row><table:table-row table:style-name="표1.1"><table:table-cell table:style-name="표1.A16" office:value-type="string"><text:p text:style-name="P35">0x00/0x04</text:p></table:table-cell><table:table-cell table:style-name="표1.B16" office:value-type="string"><text:p text:style-name="P35">0x00/0x08</text:p></table:table-cell><table:table-cell table:style-name="표1.C16" office:value-type="string"><text:p text:style-name="P35">0x00/0x02</text:p></table:table-cell></table:table-row><table:table-row table:style-name="표1.1"><table:table-cell table:style-name="표1.A16" office:value-type="string"><text:p text:style-name="P35">0x00/0x08</text:p></table:table-cell><table:table-cell table:style-name="표1.B16" office:value-type="string"><text:p text:style-name="P35">0x00/0x10</text:p></table:table-cell><table:table-cell table:style-name="표1.C16" office:value-type="string"><text:p text:style-name="P35">0x00/0x04</text:p></table:table-cell></table:table-row><table:table-row table:style-name="표1.1"><table:table-cell table:style-name="표1.A16" office:value-type="string"><text:p text:style-name="P35">0x00/0x10</text:p></table:table-cell><table:table-cell table:style-name="표1.B16" office:value-type="string"><text:p text:style-name="P35">0x00/0x20</text:p></table:table-cell><table:table-cell table:style-name="표1.C16" office:value-type="string"><text:p text:style-name="P35">0x00/0x08</text:p></table:table-cell></table:table-row><table:table-row table:style-name="표1.1"><table:table-cell table:style-name="표1.A16" office:value-type="string"><text:p text:style-name="P35">0x00/0x20</text:p></table:table-cell><table:table-cell table:style-name="표1.B16" office:value-type="string"><text:p text:style-name="P35">0x00/0x40</text:p></table:table-cell><table:table-cell table:style-name="표1.C16" office:value-type="string"><text:p text:style-name="P35">0x00/0x10</text:p></table:table-cell></table:table-row><table:table-row table:style-name="표1.1"><table:table-cell table:style-name="표1.A16" office:value-type="string"><text:p text:style-name="P35">0x00/0x40</text:p></table:table-cell><table:table-cell table:style-name="표1.B16" office:value-type="string"><text:p text:style-name="P35">0x00/0x80</text:p></table:table-cell><table:table-cell table:style-name="표1.C16" office:value-type="string"><text:p text:style-name="P35">0x00/0x20</text:p></table:table-cell></table:table-row><table:table-row table:style-name="표1.1"><table:table-cell table:style-name="표1.A17" office:value-type="string"><text:p text:style-name="P35">0x00/0x80</text:p></table:table-cell><table:table-cell table:style-name="표1.B17" office:value-type="string"><text:p text:style-name="P35">0x01/0x00</text:p></table:table-cell><table:table-cell table:style-name="표1.C17" office:value-type="string"><text:p text:style-name="P35">0x00/0x40</text:p></table:table-cell></table:table-row></table:table><text:p text:style-name="P21"/></draw:text-box></draw:frame></text:p>
      <text:p text:style-name="P18"><text:toc-mark-end text:id="IMark206426996"/><text:toc-mark-end text:id="IMark200121596"/><text:toc-mark-start text:id="IMark200121596" text:outline-level="3"/><text:toc-mark-start text:id="IMark206426996" text:outline-level="3"/><text:span text:style-name="T6"/></text:p>
      <text:p text:style-name="P18"><text:toc-mark-end text:id="IMark206609692"/><text:toc-mark-end text:id="IMark206558228"/><text:toc-mark-start text:id="IMark206558228" text:outline-level="3"/><text:toc-mark-start text:id="IMark206609692" text:outline-level="3"/><text:span text:style-name="T6"/></text:p>
      <text:p text:style-name="P18"><text:toc-mark-end text:id="IMark206426996"/><text:toc-mark-end text:id="IMark206813084"/><text:toc-mark-start text:id="IMark206813084" text:outline-level="3"/><text:toc-mark-start text:id="IMark206426996" text:outline-level="3"/><text:span text:style-name="T6"/></text:p>
      <text:p text:style-name="P18"><text:toc-mark-end text:id="IMark206609692"/><text:toc-mark-end text:id="IMark199626596"/><text:toc-mark-start text:id="IMark199626596" text:outline-level="3"/><text:toc-mark-start text:id="IMark206609692" text:outline-level="3"/><text:span text:style-name="T6"/></text:p>
      <text:p text:style-name="P18"><text:toc-mark-end text:id="IMark200044604"/><text:toc-mark-end text:id="IMark206812004"/><text:toc-mark-start text:id="IMark206812004" text:outline-level="3"/><text:toc-mark-start text:id="IMark200044604" text:outline-level="3"/><text:span text:style-name="T6"/></text:p>
      <text:p text:style-name="P18"><text:toc-mark-end text:id="IMark206813084"/><text:toc-mark-end text:id="IMark200121596"/><text:toc-mark-start text:id="IMark200121596" text:outline-level="3"/><text:toc-mark-start text:id="IMark206813084" text:outline-level="3"/><text:span text:style-name="T6"/></text:p>
      <text:p text:style-name="P18"><text:toc-mark-end text:id="IMark199626596"/><text:toc-mark-end text:id="IMark206558228"/><text:toc-mark-start text:id="IMark206558228" text:outline-level="3"/><text:toc-mark-start text:id="IMark199626596" text:outline-level="3"/><text:span text:style-name="T6"/></text:p>
      <text:p text:style-name="P18"><text:toc-mark-end text:id="IMark206812004"/><text:toc-mark-end text:id="IMark206426996"/><text:toc-mark-start text:id="IMark206426996" text:outline-level="3"/><text:toc-mark-start text:id="IMark206812004" text:outline-level="3"/><text:span text:style-name="T6"/></text:p>
      <text:p text:style-name="P18"><text:toc-mark-end text:id="IMark199626596"/><text:toc-mark-end text:id="IMark199579756"/><text:toc-mark-start text:id="IMark199579756" text:outline-level="3"/><text:toc-mark-start text:id="IMark199626596" text:outline-level="3"/><text:span text:style-name="T6"/></text:p>
      <text:p text:style-name="P18"><text:toc-mark-end text:id="IMark206812004"/><text:toc-mark-end text:id="IMark206560716"/><text:toc-mark-start text:id="IMark206560716" text:outline-level="3"/><text:toc-mark-start text:id="IMark206812004" text:outline-level="3"/><text:span text:style-name="T6"/></text:p>
      <text:p text:style-name="P18"><text:toc-mark-end text:id="IMark200121596"/><text:toc-mark-end text:id="IMark206609692"/><text:toc-mark-start text:id="IMark206609692" text:outline-level="3"/><text:toc-mark-start text:id="IMark200121596" text:outline-level="3"/><text:span text:style-name="T6"/></text:p>
      <text:p text:style-name="P18"><text:span text:style-name="T6"/></text:p>
      <text:p text:style-name="P18"><text:soft-page-break/><text:span text:style-name="T6"/></text:p>
      <text:p text:style-name="P18"><text:toc-mark-start text:id="IMark206558228" text:outline-level="3"/><text:toc-mark-start text:id="IMark206812004" text:outline-level="3"/><text:span text:style-name="T6">2.2.3 </text:span>구현 결과 Pseudo-Code<text:toc-mark-end text:id="IMark206812004"/><text:toc-mark-end text:id="IMark206558228"/></text:p>
      <text:p text:style-name="P18"/>
      <text:p text:style-name="P18">void Exp_1_Homework_B(void){</text:p>
      <text:p text:style-name="P48"><text:tab/>스위치 변수 선언;</text:p>
      <text:p text:style-name="P48"><text:tab/>key_pressed = false;</text:p>
      <text:p text:style-name="P48"><text:tab/>현재 BARLED = BARLED1;</text:p>
      <text:p text:style-name="P48"><text:tab/>현재led위치 = 오른쪽 끝;</text:p>
      <text:p text:style-name="P48"><text:tab/>현재 BARLED에 현재 led위치 출력;</text:p>
      <text:p text:style-name="P48"><text:tab/>while(1){</text:p>
      <text:p text:style-name="P48"><text:tab/><text:tab/>현재 스위치값을 받아옴;</text:p>
      <text:p text:style-name="P48"><text:tab/><text:tab/>if(키가 눌리지 않은 상태에서 KEY_R또는 KEY_L버튼이 눌렸을 떄){</text:p>
      <text:p text:style-name="P48"><text:tab/><text:tab/><text:tab/>key_pressed = true;</text:p>
      <text:p text:style-name="P48"><text:tab/><text:tab/><text:tab/>if(KEY_L버튼이 눌리면){</text:p>
      <text:p text:style-name="P48"><text:tab/><text:tab/><text:tab/><text:tab/>현재 led위치 * 2;</text:p>
      <text:p text:style-name="P48"><text:tab/><text:tab/><text:tab/>else</text:p>
      <text:p text:style-name="P48"><text:tab/><text:tab/><text:tab/><text:tab/>현재 BARLED를 끔;</text:p>
      <text:p text:style-name="P48"><text:tab/><text:tab/><text:tab/><text:tab/>현재 led위치를 오른쪽 끝으로;</text:p>
      <text:p text:style-name="P48"><text:tab/><text:tab/><text:tab/><text:tab/>if(현재 BARLED1이면)</text:p>
      <text:p text:style-name="P48"><text:tab/><text:tab/><text:tab/><text:tab/><text:tab/>BARLED2로 바꿈;</text:p>
      <text:p text:style-name="P48"><text:tab/><text:tab/><text:tab/><text:tab/>else if(현재 BARLED2 이면)</text:p>
      <text:p text:style-name="P48"><text:tab/><text:tab/><text:tab/><text:tab/><text:tab/>BARLED1으로 바꿈;</text:p>
      <text:p text:style-name="P48"><text:tab/><text:tab/><text:tab/>}</text:p>
      <text:p text:style-name="P48"><text:tab/><text:tab/>}</text:p>
      <text:p text:style-name="P48"><text:tab/><text:tab/>led 출력</text:p>
      <text:p text:style-name="P48"><text:tab/><text:tab/>if(키가 눌려져 있고 현재 스위치 변수가 0이면)</text:p>
      <text:p text:style-name="P48"><text:tab/><text:tab/><text:tab/>key_pressed = false;</text:p>
      <text:p text:style-name="P48"><text:tab/><text:tab/>if(스타트 버튼을 눌렀다면)</text:p>
      <text:p text:style-name="P48"><text:tab/><text:tab/><text:tab/>break;</text:p>
      <text:p text:style-name="P48"><text:tab/><text:tab/>vTaskDelay(50);</text:p>
      <text:p text:style-name="P48"><text:tab/>}</text:p>
      <text:p text:style-name="P48">}</text:p>
      <text:p text:style-name="P48"/>
      <text:p text:style-name="P48"/>
      <text:p text:style-name="P48"/>
      <text:p text:style-name="P48"/>
      <text:p text:style-name="P48"/>
      <text:p text:style-name="P48"/>
      <text:p text:style-name="P48"/>
      <text:p text:style-name="P48"/>
      <text:p text:style-name="P48"><text:span text:style-name="T6"/></text:p>
      <text:p text:style-name="P18"><text:soft-page-break/><text:toc-mark-start text:id="IMark206818300" text:outline-level="3"/><text:toc-mark-start text:id="IMark206645508" text:outline-level="3"/><text:toc-mark-start text:id="IMark206004172" text:outline-level="3"/><text:toc-mark-start text:id="IMark200228020" text:outline-level="3"/><text:toc-mark-start text:id="IMark206061076" text:outline-level="3"/><text:span text:style-name="T6">2.2.4 Test 계획</text:span><text:toc-mark-end text:id="IMark206061076"/><text:toc-mark-end text:id="IMark200228020"/><text:toc-mark-end text:id="IMark206004172"/><text:toc-mark-end text:id="IMark206645508"/><text:toc-mark-end text:id="IMark206818300"/></text:p>
      <table:table table:name="표4" table:style-name="표4">
        <table:table-column table:style-name="표4.A" table:number-columns-repeated="2"/>
        <table:table-column table:style-name="표4.C"/>
        <table:table-column table:style-name="표4.D"/>
        <table:table-row>
          <table:table-cell table:style-name="표4.A1" table:number-columns-spanned="2" office:value-type="string">
            <text:p text:style-name="P25">상태번호</text:p>
          </table:table-cell>
          <table:covered-table-cell/>
          <table:table-cell table:style-name="표4.C1" table:number-columns-spanned="2" office:value-type="string">
            <text:p text:style-name="P25">상태설명</text:p>
          </table:table-cell>
          <table:covered-table-cell/>
        </table:table-row>
        <table:table-row>
          <table:table-cell table:style-name="표4.A2" table:number-columns-spanned="2" office:value-type="string">
            <text:p text:style-name="P25">1</text:p>
          </table:table-cell>
          <table:covered-table-cell/>
          <table:table-cell table:style-name="표4.C2" table:number-columns-spanned="2" office:value-type="string">
            <text:p text:style-name="P24">BARLED1의 좌우측 끝, BARLED2의 좌우측 끝을 제외한 위치에 led가 위치할 경우</text:p>
          </table:table-cell>
          <table:covered-table-cell/>
        </table:table-row>
        <table:table-row>
          <table:table-cell table:style-name="표4.A2" table:number-columns-spanned="2" office:value-type="string">
            <text:p text:style-name="P25">1-1</text:p>
          </table:table-cell>
          <table:covered-table-cell/>
          <table:table-cell table:style-name="표4.C2" table:number-columns-spanned="2" office:value-type="string">
            <text:p text:style-name="P24">BARLED1의 촤측 끝에 led가 위치할 경우</text:p>
          </table:table-cell>
          <table:covered-table-cell/>
        </table:table-row>
        <table:table-row>
          <table:table-cell table:style-name="표4.A2" table:number-columns-spanned="2" office:value-type="string">
            <text:p text:style-name="P25">1-2</text:p>
          </table:table-cell>
          <table:covered-table-cell/>
          <table:table-cell table:style-name="표4.C2" table:number-columns-spanned="2" office:value-type="string">
            <text:p text:style-name="P24">BARLED1의 우측 끝에 led가 위치할 경우</text:p>
          </table:table-cell>
          <table:covered-table-cell/>
        </table:table-row>
        <table:table-row>
          <table:table-cell table:style-name="표4.A2" table:number-columns-spanned="2" office:value-type="string">
            <text:p text:style-name="P25">1-3</text:p>
          </table:table-cell>
          <table:covered-table-cell/>
          <table:table-cell table:style-name="표4.C2" table:number-columns-spanned="2" office:value-type="string">
            <text:p text:style-name="P24">BARLED2의 우측 끝에 led가 위치할 경우</text:p>
          </table:table-cell>
          <table:covered-table-cell/>
        </table:table-row>
        <table:table-row>
          <table:table-cell table:style-name="표4.A2" table:number-columns-spanned="2" office:value-type="string">
            <text:p text:style-name="P25">1-4</text:p>
          </table:table-cell>
          <table:covered-table-cell/>
          <table:table-cell table:style-name="표4.C2" table:number-columns-spanned="2" office:value-type="string">
            <text:p text:style-name="P24">BARLED2의 좌측 끝에 led가 위치할 경우</text:p>
          </table:table-cell>
          <table:covered-table-cell/>
        </table:table-row>
        <table:table-row>
          <table:table-cell table:style-name="표4.C2" table:number-columns-spanned="4" office:value-type="string">
            <text:p text:style-name="P25"/>
          </table:table-cell>
          <table:covered-table-cell/>
          <table:covered-table-cell/>
          <table:covered-table-cell/>
        </table:table-row>
        <table:table-row>
          <table:table-cell table:style-name="표4.A2" office:value-type="string">
            <text:p text:style-name="P25">테스트</text:p>
            <text:p text:style-name="P25">번호</text:p>
          </table:table-cell>
          <table:table-cell table:style-name="표4.A2" office:value-type="string">
            <text:p text:style-name="P25">상태번호</text:p>
          </table:table-cell>
          <table:table-cell table:style-name="표4.A2" office:value-type="string">
            <text:p text:style-name="P24">입력</text:p>
          </table:table-cell>
          <table:table-cell table:style-name="표4.C2" office:value-type="string">
            <text:p text:style-name="P24">예상결과</text:p>
          </table:table-cell>
        </table:table-row>
        <table:table-row>
          <table:table-cell table:style-name="표4.A2" office:value-type="string">
            <text:p text:style-name="P25">1-1</text:p>
          </table:table-cell>
          <table:table-cell table:style-name="표4.A2" office:value-type="string">
            <text:p text:style-name="P25">1</text:p>
          </table:table-cell>
          <table:table-cell table:style-name="표4.A2" office:value-type="string">
            <text:p text:style-name="P24">KEY_R을 눌렀을 경우</text:p>
          </table:table-cell>
          <table:table-cell table:style-name="표4.C2" office:value-type="string">
            <text:p text:style-name="P24">led의 위치가 우측으로 한칸 이동한다.</text:p>
          </table:table-cell>
        </table:table-row>
        <table:table-row>
          <table:table-cell table:style-name="표4.A2" office:value-type="string">
            <text:p text:style-name="P25">1-2</text:p>
          </table:table-cell>
          <table:table-cell table:style-name="표4.A2" office:value-type="string">
            <text:p text:style-name="P25">1</text:p>
          </table:table-cell>
          <table:table-cell table:style-name="표4.A2" office:value-type="string">
            <text:p text:style-name="P24">KEY_L을 눌렀을 경우</text:p>
          </table:table-cell>
          <table:table-cell table:style-name="표4.C2" office:value-type="string">
            <text:p text:style-name="P24">led의 위치가 좌측으로 한칸 이동한다.</text:p>
          </table:table-cell>
        </table:table-row>
        <table:table-row>
          <table:table-cell table:style-name="표4.A2" office:value-type="string">
            <text:p text:style-name="P25">1-3</text:p>
          </table:table-cell>
          <table:table-cell table:style-name="표4.A2" office:value-type="string">
            <text:p text:style-name="P25">1</text:p>
          </table:table-cell>
          <table:table-cell table:style-name="표4.A2" office:value-type="string">
            <text:p text:style-name="P24">KEY_R을 누른 상태로 지속될 경우</text:p>
          </table:table-cell>
          <table:table-cell table:style-name="표4.C2" office:value-type="string">
            <text:p text:style-name="P24">led의 위치가 우측으로 한칸 이동한 후 더이상 이동하지 않는다</text:p>
          </table:table-cell>
        </table:table-row>
        <table:table-row>
          <table:table-cell table:style-name="표4.A2" office:value-type="string">
            <text:p text:style-name="P25">1-4</text:p>
          </table:table-cell>
          <table:table-cell table:style-name="표4.A2" office:value-type="string">
            <text:p text:style-name="P25">1</text:p>
          </table:table-cell>
          <table:table-cell table:style-name="표4.A2" office:value-type="string">
            <text:p text:style-name="P24">KEY_L을 누른 상태로 지속될 경우</text:p>
          </table:table-cell>
          <table:table-cell table:style-name="표4.C2" office:value-type="string">
            <text:p text:style-name="P24">led의 위치가 좌측으로 한칸 이동한 후 더이상 이동하지 않는다.</text:p>
          </table:table-cell>
        </table:table-row>
        <table:table-row>
          <table:table-cell table:style-name="표4.A2" office:value-type="string">
            <text:p text:style-name="P25">1-1-1</text:p>
          </table:table-cell>
          <table:table-cell table:style-name="표4.A2" office:value-type="string">
            <text:p text:style-name="P25">1-1</text:p>
          </table:table-cell>
          <table:table-cell table:style-name="표4.A2" office:value-type="string">
            <text:p text:style-name="P24">KEY_R을 눌렀을 경우</text:p>
          </table:table-cell>
          <table:table-cell table:style-name="표4.C2" office:value-type="string">
            <text:p text:style-name="P24">led의 위치가 우측으로 한칸 이동한다.</text:p>
          </table:table-cell>
        </table:table-row>
        <table:table-row>
          <table:table-cell table:style-name="표4.A2" office:value-type="string">
            <text:p text:style-name="P25">1-1-2</text:p>
          </table:table-cell>
          <table:table-cell table:style-name="표4.A2" office:value-type="string">
            <text:p text:style-name="P25">1-1</text:p>
          </table:table-cell>
          <table:table-cell table:style-name="표4.A2" office:value-type="string">
            <text:p text:style-name="P24">KEY_L을 눌렀을 경우</text:p>
          </table:table-cell>
          <table:table-cell table:style-name="표4.C2" office:value-type="string">
            <text:p text:style-name="P24">led의 위치가 BARLED2의 우측 끝으로 이동한다.</text:p>
          </table:table-cell>
        </table:table-row>
        <table:table-row>
          <table:table-cell table:style-name="표4.A2" office:value-type="string">
            <text:p text:style-name="P25">1-2-1</text:p>
          </table:table-cell>
          <table:table-cell table:style-name="표4.A2" office:value-type="string">
            <text:p text:style-name="P25">1-2</text:p>
          </table:table-cell>
          <table:table-cell table:style-name="표4.A2" office:value-type="string">
            <text:p text:style-name="P24">KEY_R을 눌렀을 경우</text:p>
          </table:table-cell>
          <table:table-cell table:style-name="표4.C2" office:value-type="string">
            <text:p text:style-name="P24">led의 위치가 BARLED2의 좌측 끝으로 이동한다.</text:p>
          </table:table-cell>
        </table:table-row>
        <table:table-row>
          <table:table-cell table:style-name="표4.A2" office:value-type="string">
            <text:p text:style-name="P25">1-2-2</text:p>
          </table:table-cell>
          <table:table-cell table:style-name="표4.A2" office:value-type="string">
            <text:p text:style-name="P25">1-2</text:p>
          </table:table-cell>
          <table:table-cell table:style-name="표4.A2" office:value-type="string">
            <text:p text:style-name="P24">KEY_L을 눌렀을 경우</text:p>
          </table:table-cell>
          <table:table-cell table:style-name="표4.C2" office:value-type="string">
            <text:p text:style-name="P24">led의 위치가 좌측으로 한칸 이동한다.</text:p>
          </table:table-cell>
        </table:table-row>
        <table:table-row>
          <table:table-cell table:style-name="표4.A2" office:value-type="string">
            <text:p text:style-name="P25">1-3-1</text:p>
          </table:table-cell>
          <table:table-cell table:style-name="표4.A2" office:value-type="string">
            <text:p text:style-name="P25">1-3</text:p>
          </table:table-cell>
          <table:table-cell table:style-name="표4.A2" office:value-type="string">
            <text:p text:style-name="P24">KEY_R을 눌렀을 경우</text:p>
          </table:table-cell>
          <table:table-cell table:style-name="표4.C2" office:value-type="string">
            <text:p text:style-name="P24">led의 위치가 BARLED1의 좌측 끝으로 이동한다.</text:p>
          </table:table-cell>
        </table:table-row>
        <table:table-row>
          <table:table-cell table:style-name="표4.A2" office:value-type="string">
            <text:p text:style-name="P25">1-3-2</text:p>
          </table:table-cell>
          <table:table-cell table:style-name="표4.A2" office:value-type="string">
            <text:p text:style-name="P25">1-3</text:p>
          </table:table-cell>
          <table:table-cell table:style-name="표4.A2" office:value-type="string">
            <text:p text:style-name="P24">KEY_L을 눌렀을 경우</text:p>
          </table:table-cell>
          <table:table-cell table:style-name="표4.C2" office:value-type="string">
            <text:p text:style-name="P24">led의 위치가 좌측으로 한칸 이동한다.</text:p>
          </table:table-cell>
        </table:table-row>
        <table:table-row>
          <table:table-cell table:style-name="표4.A2" office:value-type="string">
            <text:p text:style-name="P25">1-4-1</text:p>
          </table:table-cell>
          <table:table-cell table:style-name="표4.A2" office:value-type="string">
            <text:p text:style-name="P25">1-4</text:p>
          </table:table-cell>
          <table:table-cell table:style-name="표4.A2" office:value-type="string">
            <text:p text:style-name="P24">KEY_R을 눌렀을 경우</text:p>
          </table:table-cell>
          <table:table-cell table:style-name="표4.C2" office:value-type="string">
            <text:p text:style-name="P24">led의 위치가 우측으로 한칸 이동한다.</text:p>
          </table:table-cell>
        </table:table-row>
        <table:table-row>
          <table:table-cell table:style-name="표4.A2" office:value-type="string">
            <text:p text:style-name="P25">1-4-2</text:p>
          </table:table-cell>
          <table:table-cell table:style-name="표4.A2" office:value-type="string">
            <text:p text:style-name="P25">1-4</text:p>
          </table:table-cell>
          <table:table-cell table:style-name="표4.A2" office:value-type="string">
            <text:p text:style-name="P24">KEY_L을 눌렀을 경우</text:p>
          </table:table-cell>
          <table:table-cell table:style-name="표4.C2" office:value-type="string">
            <text:p text:style-name="P24">Led의 위치가 BARLED1의 우측 끝으로 이동한다.</text:p>
          </table:table-cell>
        </table:table-row>
      </table:table>
      <text:p text:style-name="P18"/>
      <text:p text:style-name="P18"/>
      <text:p text:style-name="P18"/>
      <text:p text:style-name="P18"/>
      <text:p text:style-name="P18"/>
      <text:p text:style-name="P18"/>
      <text:p text:style-name="P17"/>
      <text:p text:style-name="P17"/>
      <text:p text:style-name="P18"><text:soft-page-break/><text:toc-mark-start text:id="IMark206818300" text:outline-level="3"/><text:toc-mark-start text:id="IMark206645508" text:outline-level="3"/><text:span text:style-name="T6">2.2.5 Test 결과</text:span><text:toc-mark-end text:id="IMark206645508"/><text:toc-mark-end text:id="IMark206818300"/></text:p>
      <text:p text:style-name="P8"><draw:frame draw:style-name="fr1" draw:name="프레임4" text:anchor-type="as-char" svg:y="-1.402in" svg:width="6.652in" draw:z-index="4"><draw:text-box fo:min-height="1.402in"><table:table table:name="표6" table:style-name="표6"><table:table-column table:style-name="표6.A"/><table:table-column table:style-name="표6.B"/><table:table-column table:style-name="표6.C"/><table:table-column table:style-name="표6.D"/><table:table-column table:style-name="표6.E"/><table:table-row table:style-name="표6.1"><table:table-cell table:style-name="표6.A1" office:value-type="string"><text:p text:style-name="P31">2</text:p></table:table-cell><table:table-cell table:style-name="표6.A1" office:value-type="string"><text:p text:style-name="P33">일시</text:p></table:table-cell><table:table-cell table:style-name="표6.A1" office:value-type="string"><text:p text:style-name="P31">2012.10.4</text:p></table:table-cell><table:table-cell table:style-name="표6.A1" office:value-type="string"><text:p text:style-name="P33">증상</text:p></table:table-cell><table:table-cell table:style-name="표6.A1" office:value-type="string"><text:p text:style-name="P30">KEY_R ,KEY_L의 반응이 반대로 움직임</text:p></table:table-cell></table:table-row><table:table-row table:style-name="표6.1"><table:table-cell table:style-name="표6.A1" office:value-type="string"><text:p text:style-name="P33">에러 환경 / 명령</text:p></table:table-cell><table:table-cell table:style-name="표6.B2" table:number-columns-spanned="4" office:value-type="string"><text:p text:style-name="P29">Led의 상태가 0x80일때나 0x01일때 KEY_R 또는 KEY_L을 누름</text:p></table:table-cell><table:covered-table-cell/><table:covered-table-cell/><table:covered-table-cell/></table:table-row><table:table-row table:style-name="표6.3"><table:table-cell table:style-name="표6.A1" office:value-type="string"><text:p text:style-name="P33">현상</text:p></table:table-cell><table:table-cell table:style-name="표6.B2" table:number-columns-spanned="4" office:value-type="string"><text:p text:style-name="P29">BARLED1에서 <text:s/>BARLED2로 넘어갈때나 반대일때 예상의 반대로 움직임</text:p></table:table-cell><table:covered-table-cell/><table:covered-table-cell/><table:covered-table-cell/></table:table-row><table:table-row table:style-name="표6.3"><table:table-cell table:style-name="표6.A1" office:value-type="string"><text:p text:style-name="P33">원인 예상</text:p></table:table-cell><table:table-cell table:style-name="표6.B2" table:number-columns-spanned="4" office:value-type="string"><text:p text:style-name="P29">0x80 이나 0x01 조건에서 wirtb함수를 어디서 하는지 확인</text:p></table:table-cell><table:covered-table-cell/><table:covered-table-cell/><table:covered-table-cell/></table:table-row><table:table-row table:style-name="표6.1"><table:table-cell table:style-name="표6.A1" office:value-type="string"><text:p text:style-name="P33">원인 / 수정 방법</text:p></table:table-cell><table:table-cell table:style-name="표6.B2" table:number-columns-spanned="4" office:value-type="string"><text:p text:style-name="P29">cur_barled 변수를 둬서 writb함수를 호출시 상황에 따라BARLED1,2 로 이동하게함</text:p></table:table-cell><table:covered-table-cell/><table:covered-table-cell/><table:covered-table-cell/></table:table-row><table:table-row table:style-name="표6.1"><table:table-cell table:style-name="표6.A1" office:value-type="string"><text:p text:style-name="P33">TODO</text:p></table:table-cell><table:table-cell table:style-name="표6.B2" table:number-columns-spanned="4" office:value-type="string"><text:p text:style-name="P29">수정후 재실험</text:p></table:table-cell><table:covered-table-cell/><table:covered-table-cell/><table:covered-table-cell/></table:table-row></table:table></draw:text-box></draw:frame></text:p>
      <text:p text:style-name="P3"/>
      <text:p text:style-name="P19"><text:toc-mark-start text:id="IMark206059732" text:outline-level="1"/><text:span text:style-name="T6">3. </text:span>기타<text:toc-mark-end text:id="IMark206059732"/></text:p>
      <text:p text:style-name="P34">없음.</text:p>
      <text:p text:style-name="P34"/>
      <text:p text:style-name="P8"/>
      <text:p text:style-name="P19"><text:toc-mark-start text:id="IMark199579756" text:outline-level="1"/><text:span text:style-name="T6">4. </text:span>Discussion<text:toc-mark-end text:id="IMark199579756"/></text:p>
      <text:p text:style-name="P6"/>
      <text:p text:style-name="P14"><text:toc-mark-start text:id="IMark199711396" text:outline-level="2"/><text:span text:style-name="T6">4.1 </text:span>실험 과정에서의 애로 사항<text:toc-mark-end text:id="IMark199711396"/></text:p>
      <text:p text:style-name="P6">Homework-A부분</text:p>
      <text:p text:style-name="P6">처음에 실험을 할때 함수들이 낮설어서 많이 헤맸던것같습니다. 그런데 막상 이해하고나니 쉽다는것을 이해하고 편하게 코딩을 했는데 KEY_Left <text:s/>나 KEY_Right를 누르고 있을때 움직이는 현상이 있었습니다.</text:p>
      <text:p text:style-name="P6">이는 생각지도 못했던 부분인데 키를 누르고있느냐 한번은 떼었는가를 체크하는 부분을 key_pressed부분으로 해결할때 현재 sw값이 0이 한번은 와야 눌림상태를 해지하게 해야 정확한 해결이라는것을 테스트 과정에서 알게 됬습니다. </text:p>
      <text:p text:style-name="P6">Homework-B 부분</text:p>
      <text:p text:style-name="P6">if문 처리가 중첩이 되어서 생각보다 시간이 많이 걸렸는데 노트에다가 정리를 하거나 상태표를 코딩을 하기전에 그렸다면 정말 편하게 쉽게 빠르게 했을 과제라고 생각합니다. 그냥 바로 코딩을하고 테스트해보고 안되는부분만 다시고치는 식으로하다보니 코드는 지저분해졌고 괜히 더 복잡하게 생각한것같습니다.</text:p>
      <text:p text:style-name="P6">간단한 실험이었지만 if문 처리 중첩으로 인해 에로사항이 있었습니다.</text:p>
      <text:p text:style-name="P6"/>
      <text:p text:style-name="P6"/>
      <text:p text:style-name="P13"><text:toc-mark-end text:id="IMark192672060"/><text:toc-mark-start text:id="IMark192672060" text:outline-level="2"/><text:span text:style-name="T3"/></text:p>
      <text:p text:style-name="P13"><text:soft-page-break/><text:toc-mark-start text:id="IMark199579756" text:outline-level="2"/><text:span text:style-name="T3">4.2 </text:span><text:span text:style-name="T2">이번 실험 내용의 활용 방안</text:span><text:toc-mark-end text:id="IMark199579756"/></text:p>
      <text:p text:style-name="P8"/>
      <text:p text:style-name="P34">첫번째로는 실제 하드웨어에 LED를 킬때도 마찬가지 일텐데 하드웨어의 LED를 켜보는 연습을 소프트웨어로 해봤다는 생각이 듭니다. 그래서 LED를 켜고 끄는 컨트롤에 입장에서 활용이 될수가 있습니다.</text:p>
      <text:p text:style-name="P34">그리고 테스트과정에서 겪었던 문제점인 키(KEY_RIGHT, KEY_LEFT)를 연속해서 누르고있을때 연속해서 움직이지 못하게하는 알고리즘은 작지만 다음 실험이나 다른 부분에서 코딩을 할때 잘 쓰여질수있는 활용이 될것같습니다. </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바탕" svg:font-family="바탕" style:font-family-generic="system" style:font-pitch="variable"/>
    <style:font-face style:name="한양견고딕" svg:font-family="한양견고딕" style:font-family-generic="system" style:font-pitch="variable"/>
    <style:font-face style:name="한양신명조" svg:font-family="한양신명조" style:font-family-generic="system" style:font-pitch="variable"/>
  </office:font-face-decls>
  <office:styles>
    <draw:marker draw:name="Hwp_5f_Arrow" draw:display-name="Hwp_Arrow" svg:viewBox="0 0 20 30" svg:d="m10 0-10 30h20z"/>
    <draw:marker draw:name="Hwp_5f_Circle" draw:display-name="Hwp_Circle" svg:viewBox="0 0 1131 1131" svg:d="m462 1118-102-29-102-51-93-72-72-93-51-102-29-102-13-105 13-102 29-106 51-102 72-89 93-72 102-50 102-34 106-9 101 9 106 34 98 50 93 72 72 89 51 102 29 106 13 102-13 105-29 102-51 102-72 93-93 72-98 51-106 29-101 13z"/>
    <draw:marker draw:name="Hwp_5f_Line_5f_Arrow" draw:display-name="Hwp_Line_Arrow" svg:viewBox="0 0 1122 2243" svg:d="m0 2108v17 17l12 42 30 34 38 21 43 4 29-8 30-21 25-26 13-34 343-1532 339 1520 13 42 29 34 39 21 42 4 42-12 34-30 21-42v-39-12l-4 4-440-1998-9-42-25-39-38-25-43-8-42 8-38 25-26 39-8 42z"/>
    <draw:marker draw:name="Hwp_5f_Line_5f_Arrow_5f_Concave" draw:display-name="Hwp_Line_Arrow_Concave" svg:viewBox="0 0 1131 1580" svg:d="m1013 1491 118 89-567-1580-564 1580 114-85 136-68 148-46 161-17 161 13 153 46z"/>
    <draw:marker draw:name="Hwp_5f_Square" draw:display-name="Hwp_Square" svg:viewBox="0 0 10 10" svg:d="m0 0h10v10h-10z"/>
    <draw:marker draw:name="Hwp_5f_Square_5f_45" draw:display-name="Hwp_Square_45" svg:viewBox="0 0 1131 1131" svg:d="m0 564 564 567 567-567-567-564z"/>
    <draw:stroke-dash draw:name="_31__20_Dots_20_1_20_Dash" draw:display-name="1 Dots 1 Dash" draw:style="rect" draw:dots1="1" draw:dots1-length="400%" draw:dots2="1" draw:dots2-length="100%" draw:distance="200%"/>
    <draw:stroke-dash draw:name="_32__20_Dots_20_1_20_Dash" draw:display-name="2 Dots 1 Dash" draw:style="rect" draw:dots1="1" draw:dots1-length="400%" draw:dots2="2" draw:dots2-length="100%" draw:distance="200%"/>
    <draw:stroke-dash draw:name="Circle" draw:style="round" draw:dots1="1" draw:dots1-length="100%" draw:dots2="1" draw:dots2-length="100%" draw:distance="200%"/>
    <draw:stroke-dash draw:name="Long_20_Dash" draw:display-name="Long Dash" draw:style="rect" draw:dots1="1" draw:dots1-length="600%" draw:dots2="1" draw:dots2-length="100%" draw:distance="200%"/>
    <draw:stroke-dash draw:name="Long_20_Dash_20_1Dot" draw:display-name="Long Dash 1Dot" draw:style="rect" draw:dots1="1" draw:dots1-length="600%" draw:dots2="1" draw:dots2-length="100%" draw:distance="200%"/>
    <draw:stroke-dash draw:name="Long_20_Dash_20_2_20_Dots" draw:display-name="Long Dash 2 Dots" draw:style="rect" draw:dots1="1" draw:dots1-length="600%" draw:dots2="2" draw:dots2-length="100%" draw:distance="200%"/>
    <draw:stroke-dash draw:name="Ultrafine_20_Dashed" draw:display-name="Ultrafine Dashed" draw:style="rect" draw:dots1="1" draw:dots1-length="400%" draw:dots2="1" draw:dots2-length="400%" draw:distance="200%"/>
    <draw:stroke-dash draw:name="Ultrafine_20_Dotted_20__28_var_29_" draw:display-name="Ultrafine Dotted (var)" draw:style="rect" draw:dots1="1" draw:dots1-length="100%" draw:distance="200%"/>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style:text-autospace="none"/>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_30_" style:display-name="0" style:family="paragraph" style:class="text">
      <style:paragraph-properties fo:line-height="160%" fo:text-align="start" style:justify-single-word="false" fo:padding="0in" fo:border="none" style:vertical-align="baseline" style:snap-to-layout-grid="false"/>
      <style:text-properties fo:color="#000000" fo:font-size="10pt" style:font-size-asian="10pt"/>
    </style:style>
    <style:style style:name="_34_" style:display-name="4" style:family="paragraph" style:class="text">
      <style:paragraph-properties fo:line-height="160%" fo:text-align="start" style:justify-single-word="false" fo:padding="0in" fo:border="none" style:vertical-align="baseline" style:snap-to-layout-grid="true"/>
      <style:text-properties fo:color="#000000" fo:font-size="14pt" fo:font-weight="bold" style:font-size-asian="14pt" style:font-weight-asian="bold"/>
    </style:style>
    <style:style style:name="_40_list_20_l65534" style:display-name="@list l65534" style:family="paragraph" style:class="text"/>
    <style:style style:name="_40_list_20_l65534_3a_level1" style:display-name="@list l65534:level1" style:family="paragraph" style:class="text"/>
    <style:style style:name="_40_list_20_l65534_3a_level2" style:display-name="@list l65534:level2" style:family="paragraph" style:class="text"/>
    <style:style style:name="_40_list_20_l65534_3a_level3" style:display-name="@list l65534:level3" style:family="paragraph" style:class="text"/>
    <style:style style:name="_40_list_20_l65534_3a_level4" style:display-name="@list l65534:level4" style:family="paragraph" style:class="text"/>
    <style:style style:name="_40_list_20_l65534_3a_level5" style:display-name="@list l65534:level5" style:family="paragraph" style:class="text"/>
    <style:style style:name="_40_list_20_l65534_3a_level6" style:display-name="@list l65534:level6" style:family="paragraph" style:class="text"/>
    <style:style style:name="_40_list_20_l65534_3a_level7" style:display-name="@list l65534:level7" style:family="paragraph" style:class="text"/>
    <style:style style:name="_35_" style:display-name="5" style:family="paragraph" style:class="text">
      <style:paragraph-properties fo:line-height="160%" fo:text-align="start" style:justify-single-word="false" fo:padding="0in" fo:border="none" style:vertical-align="baseline" style:snap-to-layout-grid="true"/>
      <style:text-properties fo:color="#000000" fo:font-size="12pt" fo:font-weight="bold" style:font-size-asian="12pt" style:font-weight-asian="bold"/>
    </style:style>
    <style:style style:name="_36_" style:display-name="6" style:family="paragraph" style:class="text">
      <style:paragraph-properties fo:line-height="160%" fo:text-align="start" style:justify-single-word="false" fo:padding="0in" fo:border="none" style:vertical-align="baseline" style:snap-to-layout-grid="true"/>
      <style:text-properties fo:color="#000000" fo:font-size="10pt" fo:font-weight="bold" style:font-size-asian="10pt" style:font-weight-asian="bold"/>
    </style:style>
    <style:style style:name="Text_20_body" style:display-name="Text body" style:family="paragraph" style:parent-style-name="Standard" style:class="text">
      <style:paragraph-properties fo:margin-top="0in" fo:margin-bottom="0.0835in"/>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3in" style:type="right" style:leader-style="dotted" style:leader-tex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able_20_index_20_heading" style:display-name="Table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in" fo:margin-right="0in" fo:margin-top="0in" fo:margin-bottom="0in" fo:text-indent="0in" style:auto-text-indent="false">
        <style:tab-stops>
          <style:tab-stop style:position="6.6929in" style:type="right" style:leader-style="dotted" style:leader-text="."/>
        </style:tab-stops>
      </style:paragraph-properties>
    </style:style>
    <style:style style:name="그림" style:family="paragraph" style:parent-style-name="Caption"/>
    <style:style style:name="Illustration_20_Index_20_Heading" style:display-name="Illustration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in" fo:margin-right="0in" fo:margin-top="0in" fo:margin-bottom="0in" fo:text-indent="0in" style:auto-text-indent="false">
        <style:tab-stops>
          <style:tab-stop style:position="6.6929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5902in" fo:margin-bottom="0.5902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3154in" fo:margin-left="0in" fo:margin-right="0in" fo:margin-bottom="0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Index" style:page-layout-name="Mpm2">
      <style:footer>
        <text:p text:style-name="MP1"><text:page-number text:select-page="current"/></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meta:creation-date>2004년 10월 12일 화요일 오후 5:01:32</meta:creation-date>
    <dc:title>결과보고서샘플</dc:title>
    <dc:date>2012-10-11T13:12:35</dc:date>
    <dc:language>euc-KR</dc:language>
    <meta:print-date/>
    <dc:subject/>
    <dc:description>


</dc:description>
    <meta:keyword>

</meta:keyword>
    <meta:editing-duration>PT6H16S</meta:editing-duration>
    <meta:editing-cycles>31</meta:editing-cycles>
    <dc:creator>TaeUngSong </dc:creator>
    <meta:document-statistic meta:table-count="8" meta:image-count="0" meta:object-count="0" meta:page-count="12" meta:paragraph-count="377" meta:word-count="1365" meta:character-count="5786" meta:non-whitespace-character-count="5130"/>
  </office:meta>
</office:document-meta>
</file>